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8.0398in" svg:y="0.0394in">
            <draw:object draw:notify-on-update-of-ranges="Sheet1.E1:Sheet1.E1 Sheet1.E2:Sheet1.E66 Sheet1.F1:Sheet1.F1 Sheet1.F2:Sheet1.F66 Sheet1.E1:Sheet1.E1 Sheet1.E2:Sheet1.E66 Sheet1.G1:Sheet1.G1 Sheet1.G2:Sheet1.G66 Sheet1.E1:Sheet1.E1 Sheet1.E2:Sheet1.E66 Sheet1.H1:Sheet1.H1 Sheet1.H2:Sheet1.H66 Sheet1.E1:Sheet1.E1 Sheet1.E2:Sheet1.E66 Sheet1.I1:Sheet1.I1 Sheet1.I2:Sheet1.I6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region_size</text:p>
          </table:table-cell>
          <table:table-cell office:value-type="string" calcext:value-type="string">
            <text:p>alignment</text:p>
          </table:table-cell>
          <table:table-cell office:value-type="string" calcext:value-type="string">
            <text:p>gigabytes_per_second</text:p>
          </table:table-cell>
          <table:table-cell/>
          <table:table-cell office:value-type="string" calcext:value-type="string">
            <text:p>alignment</text:p>
          </table:table-cell>
          <table:table-cell office:value-type="string" calcext:value-type="string">
            <text:p>32768 bytes</text:p>
          </table:table-cell>
          <table:table-cell office:value-type="float" office:value="262144" calcext:value-type="float">
            <text:p>262144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1073741824" calcext:value-type="float">
            <text:p>1073741824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0" calcext:value-type="float">
            <text:p>0</text:p>
          </table:table-cell>
          <table:table-cell office:value-type="float" office:value="469.671234" calcext:value-type="float">
            <text:p>469.67123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69.671234" calcext:value-type="float">
            <text:p>469.671234</text:p>
          </table:table-cell>
          <table:table-cell office:value-type="float" office:value="209.786407" calcext:value-type="float">
            <text:p>209.786407</text:p>
          </table:table-cell>
          <table:table-cell office:value-type="float" office:value="99.953094" calcext:value-type="float">
            <text:p>99.953094</text:p>
          </table:table-cell>
          <table:table-cell office:value-type="float" office:value="30.23966" calcext:value-type="float">
            <text:p>30.23966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1" calcext:value-type="float">
            <text:p>1</text:p>
          </table:table-cell>
          <table:table-cell office:value-type="float" office:value="202.925552" calcext:value-type="float">
            <text:p>202.92555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2.925552" calcext:value-type="float">
            <text:p>202.925552</text:p>
          </table:table-cell>
          <table:table-cell office:value-type="float" office:value="128.057266" calcext:value-type="float">
            <text:p>128.057266</text:p>
          </table:table-cell>
          <table:table-cell office:value-type="float" office:value="93.738518" calcext:value-type="float">
            <text:p>93.738518</text:p>
          </table:table-cell>
          <table:table-cell office:value-type="float" office:value="30.47752" calcext:value-type="float">
            <text:p>30.47752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2" calcext:value-type="float">
            <text:p>2</text:p>
          </table:table-cell>
          <table:table-cell office:value-type="float" office:value="202.441696" calcext:value-type="float">
            <text:p>202.44169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2.441696" calcext:value-type="float">
            <text:p>202.441696</text:p>
          </table:table-cell>
          <table:table-cell office:value-type="float" office:value="126.380714" calcext:value-type="float">
            <text:p>126.380714</text:p>
          </table:table-cell>
          <table:table-cell office:value-type="float" office:value="93.696861" calcext:value-type="float">
            <text:p>93.696861</text:p>
          </table:table-cell>
          <table:table-cell office:value-type="float" office:value="30.405682" calcext:value-type="float">
            <text:p>30.405682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3" calcext:value-type="float">
            <text:p>3</text:p>
          </table:table-cell>
          <table:table-cell office:value-type="float" office:value="203.49707" calcext:value-type="float">
            <text:p>203.4970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03.49707" calcext:value-type="float">
            <text:p>203.49707</text:p>
          </table:table-cell>
          <table:table-cell office:value-type="float" office:value="127.733643" calcext:value-type="float">
            <text:p>127.733643</text:p>
          </table:table-cell>
          <table:table-cell office:value-type="float" office:value="90.897736" calcext:value-type="float">
            <text:p>90.897736</text:p>
          </table:table-cell>
          <table:table-cell office:value-type="float" office:value="30.459513" calcext:value-type="float">
            <text:p>30.459513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4" calcext:value-type="float">
            <text:p>4</text:p>
          </table:table-cell>
          <table:table-cell office:value-type="float" office:value="254.942947" calcext:value-type="float">
            <text:p>254.94294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54.942947" calcext:value-type="float">
            <text:p>254.942947</text:p>
          </table:table-cell>
          <table:table-cell office:value-type="float" office:value="143.097214" calcext:value-type="float">
            <text:p>143.097214</text:p>
          </table:table-cell>
          <table:table-cell office:value-type="float" office:value="96.745872" calcext:value-type="float">
            <text:p>96.745872</text:p>
          </table:table-cell>
          <table:table-cell office:value-type="float" office:value="30.353395" calcext:value-type="float">
            <text:p>30.353395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5" calcext:value-type="float">
            <text:p>5</text:p>
          </table:table-cell>
          <table:table-cell office:value-type="float" office:value="202.25238" calcext:value-type="float">
            <text:p>202.2523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02.25238" calcext:value-type="float">
            <text:p>202.25238</text:p>
          </table:table-cell>
          <table:table-cell office:value-type="float" office:value="126.381386" calcext:value-type="float">
            <text:p>126.381386</text:p>
          </table:table-cell>
          <table:table-cell office:value-type="float" office:value="93.322922" calcext:value-type="float">
            <text:p>93.322922</text:p>
          </table:table-cell>
          <table:table-cell office:value-type="float" office:value="30.286612" calcext:value-type="float">
            <text:p>30.286612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6" calcext:value-type="float">
            <text:p>6</text:p>
          </table:table-cell>
          <table:table-cell office:value-type="float" office:value="202.642578" calcext:value-type="float">
            <text:p>202.64257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02.642578" calcext:value-type="float">
            <text:p>202.642578</text:p>
          </table:table-cell>
          <table:table-cell office:value-type="float" office:value="128.277069" calcext:value-type="float">
            <text:p>128.277069</text:p>
          </table:table-cell>
          <table:table-cell office:value-type="float" office:value="93.879578" calcext:value-type="float">
            <text:p>93.879578</text:p>
          </table:table-cell>
          <table:table-cell office:value-type="float" office:value="30.386215" calcext:value-type="float">
            <text:p>30.386215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7" calcext:value-type="float">
            <text:p>7</text:p>
          </table:table-cell>
          <table:table-cell office:value-type="float" office:value="202.39415" calcext:value-type="float">
            <text:p>202.3941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02.39415" calcext:value-type="float">
            <text:p>202.39415</text:p>
          </table:table-cell>
          <table:table-cell office:value-type="float" office:value="127.716133" calcext:value-type="float">
            <text:p>127.716133</text:p>
          </table:table-cell>
          <table:table-cell office:value-type="float" office:value="94.525841" calcext:value-type="float">
            <text:p>94.525841</text:p>
          </table:table-cell>
          <table:table-cell office:value-type="float" office:value="30.355345" calcext:value-type="float">
            <text:p>30.355345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8" calcext:value-type="float">
            <text:p>8</text:p>
          </table:table-cell>
          <table:table-cell office:value-type="float" office:value="255.002731" calcext:value-type="float">
            <text:p>255.00273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55.002731" calcext:value-type="float">
            <text:p>255.002731</text:p>
          </table:table-cell>
          <table:table-cell office:value-type="float" office:value="142.396866" calcext:value-type="float">
            <text:p>142.396866</text:p>
          </table:table-cell>
          <table:table-cell office:value-type="float" office:value="96.258202" calcext:value-type="float">
            <text:p>96.258202</text:p>
          </table:table-cell>
          <table:table-cell office:value-type="float" office:value="30.336382" calcext:value-type="float">
            <text:p>30.336382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9" calcext:value-type="float">
            <text:p>9</text:p>
          </table:table-cell>
          <table:table-cell office:value-type="float" office:value="200.116898" calcext:value-type="float">
            <text:p>200.11689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00.116898" calcext:value-type="float">
            <text:p>200.116898</text:p>
          </table:table-cell>
          <table:table-cell office:value-type="float" office:value="128.214157" calcext:value-type="float">
            <text:p>128.214157</text:p>
          </table:table-cell>
          <table:table-cell office:value-type="float" office:value="93.895187" calcext:value-type="float">
            <text:p>93.895187</text:p>
          </table:table-cell>
          <table:table-cell office:value-type="float" office:value="30.367085" calcext:value-type="float">
            <text:p>30.367085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10" calcext:value-type="float">
            <text:p>10</text:p>
          </table:table-cell>
          <table:table-cell office:value-type="float" office:value="200.145325" calcext:value-type="float">
            <text:p>200.14532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00.145325" calcext:value-type="float">
            <text:p>200.145325</text:p>
          </table:table-cell>
          <table:table-cell office:value-type="float" office:value="126.372444" calcext:value-type="float">
            <text:p>126.372444</text:p>
          </table:table-cell>
          <table:table-cell office:value-type="float" office:value="95.609291" calcext:value-type="float">
            <text:p>95.609291</text:p>
          </table:table-cell>
          <table:table-cell office:value-type="float" office:value="30.357424" calcext:value-type="float">
            <text:p>30.357424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11" calcext:value-type="float">
            <text:p>11</text:p>
          </table:table-cell>
          <table:table-cell office:value-type="float" office:value="200.065201" calcext:value-type="float">
            <text:p>200.06520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00.065201" calcext:value-type="float">
            <text:p>200.065201</text:p>
          </table:table-cell>
          <table:table-cell office:value-type="float" office:value="127.284744" calcext:value-type="float">
            <text:p>127.284744</text:p>
          </table:table-cell>
          <table:table-cell office:value-type="float" office:value="94.632088" calcext:value-type="float">
            <text:p>94.632088</text:p>
          </table:table-cell>
          <table:table-cell office:value-type="float" office:value="30.301678" calcext:value-type="float">
            <text:p>30.301678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12" calcext:value-type="float">
            <text:p>12</text:p>
          </table:table-cell>
          <table:table-cell office:value-type="float" office:value="259.403412" calcext:value-type="float">
            <text:p>259.40341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59.403412" calcext:value-type="float">
            <text:p>259.403412</text:p>
          </table:table-cell>
          <table:table-cell office:value-type="float" office:value="140.665237" calcext:value-type="float">
            <text:p>140.665237</text:p>
          </table:table-cell>
          <table:table-cell office:value-type="float" office:value="96.886124" calcext:value-type="float">
            <text:p>96.886124</text:p>
          </table:table-cell>
          <table:table-cell office:value-type="float" office:value="30.263165" calcext:value-type="float">
            <text:p>30.263165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13" calcext:value-type="float">
            <text:p>13</text:p>
          </table:table-cell>
          <table:table-cell office:value-type="float" office:value="200.127457" calcext:value-type="float">
            <text:p>200.127457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00.127457" calcext:value-type="float">
            <text:p>200.127457</text:p>
          </table:table-cell>
          <table:table-cell office:value-type="float" office:value="127.571037" calcext:value-type="float">
            <text:p>127.571037</text:p>
          </table:table-cell>
          <table:table-cell office:value-type="float" office:value="93.246216" calcext:value-type="float">
            <text:p>93.246216</text:p>
          </table:table-cell>
          <table:table-cell office:value-type="float" office:value="30.38563" calcext:value-type="float">
            <text:p>30.38563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14" calcext:value-type="float">
            <text:p>14</text:p>
          </table:table-cell>
          <table:table-cell office:value-type="float" office:value="200.126892" calcext:value-type="float">
            <text:p>200.12689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00.126892" calcext:value-type="float">
            <text:p>200.126892</text:p>
          </table:table-cell>
          <table:table-cell office:value-type="float" office:value="128.369095" calcext:value-type="float">
            <text:p>128.369095</text:p>
          </table:table-cell>
          <table:table-cell office:value-type="float" office:value="94.520737" calcext:value-type="float">
            <text:p>94.520737</text:p>
          </table:table-cell>
          <table:table-cell office:value-type="float" office:value="30.338142" calcext:value-type="float">
            <text:p>30.338142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15" calcext:value-type="float">
            <text:p>15</text:p>
          </table:table-cell>
          <table:table-cell office:value-type="float" office:value="200.203018" calcext:value-type="float">
            <text:p>200.20301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00.203018" calcext:value-type="float">
            <text:p>200.203018</text:p>
          </table:table-cell>
          <table:table-cell office:value-type="float" office:value="127.689537" calcext:value-type="float">
            <text:p>127.689537</text:p>
          </table:table-cell>
          <table:table-cell office:value-type="float" office:value="94.239311" calcext:value-type="float">
            <text:p>94.239311</text:p>
          </table:table-cell>
          <table:table-cell office:value-type="float" office:value="30.59033" calcext:value-type="float">
            <text:p>30.59033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16" calcext:value-type="float">
            <text:p>16</text:p>
          </table:table-cell>
          <table:table-cell office:value-type="float" office:value="254.931625" calcext:value-type="float">
            <text:p>254.93162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54.931625" calcext:value-type="float">
            <text:p>254.931625</text:p>
          </table:table-cell>
          <table:table-cell office:value-type="float" office:value="141.93924" calcext:value-type="float">
            <text:p>141.93924</text:p>
          </table:table-cell>
          <table:table-cell office:value-type="float" office:value="94.065186" calcext:value-type="float">
            <text:p>94.065186</text:p>
          </table:table-cell>
          <table:table-cell office:value-type="float" office:value="30.267256" calcext:value-type="float">
            <text:p>30.267256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17" calcext:value-type="float">
            <text:p>17</text:p>
          </table:table-cell>
          <table:table-cell office:value-type="float" office:value="200.138" calcext:value-type="float">
            <text:p>200.138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00.138" calcext:value-type="float">
            <text:p>200.138</text:p>
          </table:table-cell>
          <table:table-cell office:value-type="float" office:value="127.500015" calcext:value-type="float">
            <text:p>127.500015</text:p>
          </table:table-cell>
          <table:table-cell office:value-type="float" office:value="94.48745" calcext:value-type="float">
            <text:p>94.48745</text:p>
          </table:table-cell>
          <table:table-cell office:value-type="float" office:value="30.247976" calcext:value-type="float">
            <text:p>30.247976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18" calcext:value-type="float">
            <text:p>18</text:p>
          </table:table-cell>
          <table:table-cell office:value-type="float" office:value="200.118744" calcext:value-type="float">
            <text:p>200.11874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00.118744" calcext:value-type="float">
            <text:p>200.118744</text:p>
          </table:table-cell>
          <table:table-cell office:value-type="float" office:value="128.481125" calcext:value-type="float">
            <text:p>128.481125</text:p>
          </table:table-cell>
          <table:table-cell office:value-type="float" office:value="94.799545" calcext:value-type="float">
            <text:p>94.799545</text:p>
          </table:table-cell>
          <table:table-cell office:value-type="float" office:value="30.388439" calcext:value-type="float">
            <text:p>30.388439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19" calcext:value-type="float">
            <text:p>19</text:p>
          </table:table-cell>
          <table:table-cell office:value-type="float" office:value="200.13588" calcext:value-type="float">
            <text:p>200.13588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00.13588" calcext:value-type="float">
            <text:p>200.13588</text:p>
          </table:table-cell>
          <table:table-cell office:value-type="float" office:value="126.271423" calcext:value-type="float">
            <text:p>126.271423</text:p>
          </table:table-cell>
          <table:table-cell office:value-type="float" office:value="93.959663" calcext:value-type="float">
            <text:p>93.959663</text:p>
          </table:table-cell>
          <table:table-cell office:value-type="float" office:value="30.29707" calcext:value-type="float">
            <text:p>30.29707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20" calcext:value-type="float">
            <text:p>20</text:p>
          </table:table-cell>
          <table:table-cell office:value-type="float" office:value="258.99472" calcext:value-type="float">
            <text:p>258.9947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58.99472" calcext:value-type="float">
            <text:p>258.99472</text:p>
          </table:table-cell>
          <table:table-cell office:value-type="float" office:value="141.986786" calcext:value-type="float">
            <text:p>141.986786</text:p>
          </table:table-cell>
          <table:table-cell office:value-type="float" office:value="95.491684" calcext:value-type="float">
            <text:p>95.491684</text:p>
          </table:table-cell>
          <table:table-cell office:value-type="float" office:value="30.252527" calcext:value-type="float">
            <text:p>30.252527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21" calcext:value-type="float">
            <text:p>21</text:p>
          </table:table-cell>
          <table:table-cell office:value-type="float" office:value="200.153305" calcext:value-type="float">
            <text:p>200.153305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00.153305" calcext:value-type="float">
            <text:p>200.153305</text:p>
          </table:table-cell>
          <table:table-cell office:value-type="float" office:value="128.28923" calcext:value-type="float">
            <text:p>128.28923</text:p>
          </table:table-cell>
          <table:table-cell office:value-type="float" office:value="93.526398" calcext:value-type="float">
            <text:p>93.526398</text:p>
          </table:table-cell>
          <table:table-cell office:value-type="float" office:value="30.390207" calcext:value-type="float">
            <text:p>30.390207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22" calcext:value-type="float">
            <text:p>22</text:p>
          </table:table-cell>
          <table:table-cell office:value-type="float" office:value="200.085388" calcext:value-type="float">
            <text:p>200.085388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00.085388" calcext:value-type="float">
            <text:p>200.085388</text:p>
          </table:table-cell>
          <table:table-cell office:value-type="float" office:value="128.254028" calcext:value-type="float">
            <text:p>128.254028</text:p>
          </table:table-cell>
          <table:table-cell office:value-type="float" office:value="93.937111" calcext:value-type="float">
            <text:p>93.937111</text:p>
          </table:table-cell>
          <table:table-cell office:value-type="float" office:value="30.284393" calcext:value-type="float">
            <text:p>30.284393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23" calcext:value-type="float">
            <text:p>23</text:p>
          </table:table-cell>
          <table:table-cell office:value-type="float" office:value="200.141571" calcext:value-type="float">
            <text:p>200.141571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00.141571" calcext:value-type="float">
            <text:p>200.141571</text:p>
          </table:table-cell>
          <table:table-cell office:value-type="float" office:value="126.387772" calcext:value-type="float">
            <text:p>126.387772</text:p>
          </table:table-cell>
          <table:table-cell office:value-type="float" office:value="92.848343" calcext:value-type="float">
            <text:p>92.848343</text:p>
          </table:table-cell>
          <table:table-cell office:value-type="float" office:value="30.377628" calcext:value-type="float">
            <text:p>30.377628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24" calcext:value-type="float">
            <text:p>24</text:p>
          </table:table-cell>
          <table:table-cell office:value-type="float" office:value="254.987183" calcext:value-type="float">
            <text:p>254.987183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54.987183" calcext:value-type="float">
            <text:p>254.987183</text:p>
          </table:table-cell>
          <table:table-cell office:value-type="float" office:value="141.272751" calcext:value-type="float">
            <text:p>141.272751</text:p>
          </table:table-cell>
          <table:table-cell office:value-type="float" office:value="94.315918" calcext:value-type="float">
            <text:p>94.315918</text:p>
          </table:table-cell>
          <table:table-cell office:value-type="float" office:value="30.222446" calcext:value-type="float">
            <text:p>30.222446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25" calcext:value-type="float">
            <text:p>25</text:p>
          </table:table-cell>
          <table:table-cell office:value-type="float" office:value="200.111069" calcext:value-type="float">
            <text:p>200.111069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00.111069" calcext:value-type="float">
            <text:p>200.111069</text:p>
          </table:table-cell>
          <table:table-cell office:value-type="float" office:value="127.868668" calcext:value-type="float">
            <text:p>127.868668</text:p>
          </table:table-cell>
          <table:table-cell office:value-type="float" office:value="92.587868" calcext:value-type="float">
            <text:p>92.587868</text:p>
          </table:table-cell>
          <table:table-cell office:value-type="float" office:value="30.826302" calcext:value-type="float">
            <text:p>30.826302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26" calcext:value-type="float">
            <text:p>26</text:p>
          </table:table-cell>
          <table:table-cell office:value-type="float" office:value="200.074524" calcext:value-type="float">
            <text:p>200.074524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00.074524" calcext:value-type="float">
            <text:p>200.074524</text:p>
          </table:table-cell>
          <table:table-cell office:value-type="float" office:value="127.566963" calcext:value-type="float">
            <text:p>127.566963</text:p>
          </table:table-cell>
          <table:table-cell office:value-type="float" office:value="93.693893" calcext:value-type="float">
            <text:p>93.693893</text:p>
          </table:table-cell>
          <table:table-cell office:value-type="float" office:value="30.342815" calcext:value-type="float">
            <text:p>30.342815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27" calcext:value-type="float">
            <text:p>27</text:p>
          </table:table-cell>
          <table:table-cell office:value-type="float" office:value="200.055939" calcext:value-type="float">
            <text:p>200.05593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00.055939" calcext:value-type="float">
            <text:p>200.055939</text:p>
          </table:table-cell>
          <table:table-cell office:value-type="float" office:value="127.405914" calcext:value-type="float">
            <text:p>127.405914</text:p>
          </table:table-cell>
          <table:table-cell office:value-type="float" office:value="93.534859" calcext:value-type="float">
            <text:p>93.534859</text:p>
          </table:table-cell>
          <table:table-cell office:value-type="float" office:value="30.334848" calcext:value-type="float">
            <text:p>30.334848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28" calcext:value-type="float">
            <text:p>28</text:p>
          </table:table-cell>
          <table:table-cell office:value-type="float" office:value="257.922974" calcext:value-type="float">
            <text:p>257.922974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57.922974" calcext:value-type="float">
            <text:p>257.922974</text:p>
          </table:table-cell>
          <table:table-cell office:value-type="float" office:value="142.374374" calcext:value-type="float">
            <text:p>142.374374</text:p>
          </table:table-cell>
          <table:table-cell office:value-type="float" office:value="95.943581" calcext:value-type="float">
            <text:p>95.943581</text:p>
          </table:table-cell>
          <table:table-cell office:value-type="float" office:value="30.394781" calcext:value-type="float">
            <text:p>30.394781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29" calcext:value-type="float">
            <text:p>29</text:p>
          </table:table-cell>
          <table:table-cell office:value-type="float" office:value="203.436661" calcext:value-type="float">
            <text:p>203.436661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203.436661" calcext:value-type="float">
            <text:p>203.436661</text:p>
          </table:table-cell>
          <table:table-cell office:value-type="float" office:value="128.520142" calcext:value-type="float">
            <text:p>128.520142</text:p>
          </table:table-cell>
          <table:table-cell office:value-type="float" office:value="92.693588" calcext:value-type="float">
            <text:p>92.693588</text:p>
          </table:table-cell>
          <table:table-cell office:value-type="float" office:value="30.389744" calcext:value-type="float">
            <text:p>30.389744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30" calcext:value-type="float">
            <text:p>30</text:p>
          </table:table-cell>
          <table:table-cell office:value-type="float" office:value="202.980515" calcext:value-type="float">
            <text:p>202.98051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02.980515" calcext:value-type="float">
            <text:p>202.980515</text:p>
          </table:table-cell>
          <table:table-cell office:value-type="float" office:value="128.076218" calcext:value-type="float">
            <text:p>128.076218</text:p>
          </table:table-cell>
          <table:table-cell office:value-type="float" office:value="94.395248" calcext:value-type="float">
            <text:p>94.395248</text:p>
          </table:table-cell>
          <table:table-cell office:value-type="float" office:value="30.274799" calcext:value-type="float">
            <text:p>30.274799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31" calcext:value-type="float">
            <text:p>31</text:p>
          </table:table-cell>
          <table:table-cell office:value-type="float" office:value="200.025604" calcext:value-type="float">
            <text:p>200.025604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200.025604" calcext:value-type="float">
            <text:p>200.025604</text:p>
          </table:table-cell>
          <table:table-cell office:value-type="float" office:value="128.056259" calcext:value-type="float">
            <text:p>128.056259</text:p>
          </table:table-cell>
          <table:table-cell office:value-type="float" office:value="93.153023" calcext:value-type="float">
            <text:p>93.153023</text:p>
          </table:table-cell>
          <table:table-cell office:value-type="float" office:value="30.331306" calcext:value-type="float">
            <text:p>30.331306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32" calcext:value-type="float">
            <text:p>32</text:p>
          </table:table-cell>
          <table:table-cell office:value-type="float" office:value="469.657104" calcext:value-type="float">
            <text:p>469.657104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69.657104" calcext:value-type="float">
            <text:p>469.657104</text:p>
          </table:table-cell>
          <table:table-cell office:value-type="float" office:value="209.99765" calcext:value-type="float">
            <text:p>209.99765</text:p>
          </table:table-cell>
          <table:table-cell office:value-type="float" office:value="97.691399" calcext:value-type="float">
            <text:p>97.691399</text:p>
          </table:table-cell>
          <table:table-cell office:value-type="float" office:value="30.274593" calcext:value-type="float">
            <text:p>30.274593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33" calcext:value-type="float">
            <text:p>33</text:p>
          </table:table-cell>
          <table:table-cell office:value-type="float" office:value="199.929108" calcext:value-type="float">
            <text:p>199.929108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199.929108" calcext:value-type="float">
            <text:p>199.929108</text:p>
          </table:table-cell>
          <table:table-cell office:value-type="float" office:value="126.36026" calcext:value-type="float">
            <text:p>126.36026</text:p>
          </table:table-cell>
          <table:table-cell office:value-type="float" office:value="91.47612" calcext:value-type="float">
            <text:p>91.47612</text:p>
          </table:table-cell>
          <table:table-cell office:value-type="float" office:value="30.444622" calcext:value-type="float">
            <text:p>30.444622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34" calcext:value-type="float">
            <text:p>34</text:p>
          </table:table-cell>
          <table:table-cell office:value-type="float" office:value="203.213699" calcext:value-type="float">
            <text:p>203.213699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203.213699" calcext:value-type="float">
            <text:p>203.213699</text:p>
          </table:table-cell>
          <table:table-cell office:value-type="float" office:value="128.34642" calcext:value-type="float">
            <text:p>128.34642</text:p>
          </table:table-cell>
          <table:table-cell office:value-type="float" office:value="91.098892" calcext:value-type="float">
            <text:p>91.098892</text:p>
          </table:table-cell>
          <table:table-cell office:value-type="float" office:value="30.388773" calcext:value-type="float">
            <text:p>30.388773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35" calcext:value-type="float">
            <text:p>35</text:p>
          </table:table-cell>
          <table:table-cell office:value-type="float" office:value="202.267944" calcext:value-type="float">
            <text:p>202.267944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02.267944" calcext:value-type="float">
            <text:p>202.267944</text:p>
          </table:table-cell>
          <table:table-cell office:value-type="float" office:value="126.304771" calcext:value-type="float">
            <text:p>126.304771</text:p>
          </table:table-cell>
          <table:table-cell office:value-type="float" office:value="92.534309" calcext:value-type="float">
            <text:p>92.534309</text:p>
          </table:table-cell>
          <table:table-cell office:value-type="float" office:value="30.37981" calcext:value-type="float">
            <text:p>30.37981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36" calcext:value-type="float">
            <text:p>36</text:p>
          </table:table-cell>
          <table:table-cell office:value-type="float" office:value="254.866974" calcext:value-type="float">
            <text:p>254.866974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254.866974" calcext:value-type="float">
            <text:p>254.866974</text:p>
          </table:table-cell>
          <table:table-cell office:value-type="float" office:value="142.504211" calcext:value-type="float">
            <text:p>142.504211</text:p>
          </table:table-cell>
          <table:table-cell office:value-type="float" office:value="95.827209" calcext:value-type="float">
            <text:p>95.827209</text:p>
          </table:table-cell>
          <table:table-cell office:value-type="float" office:value="30.28141" calcext:value-type="float">
            <text:p>30.28141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37" calcext:value-type="float">
            <text:p>37</text:p>
          </table:table-cell>
          <table:table-cell office:value-type="float" office:value="203.337982" calcext:value-type="float">
            <text:p>203.337982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203.337982" calcext:value-type="float">
            <text:p>203.337982</text:p>
          </table:table-cell>
          <table:table-cell office:value-type="float" office:value="126.954407" calcext:value-type="float">
            <text:p>126.954407</text:p>
          </table:table-cell>
          <table:table-cell office:value-type="float" office:value="93.274017" calcext:value-type="float">
            <text:p>93.274017</text:p>
          </table:table-cell>
          <table:table-cell office:value-type="float" office:value="30.295916" calcext:value-type="float">
            <text:p>30.295916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38" calcext:value-type="float">
            <text:p>38</text:p>
          </table:table-cell>
          <table:table-cell office:value-type="float" office:value="199.907425" calcext:value-type="float">
            <text:p>199.907425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99.907425" calcext:value-type="float">
            <text:p>199.907425</text:p>
          </table:table-cell>
          <table:table-cell office:value-type="float" office:value="127.246704" calcext:value-type="float">
            <text:p>127.246704</text:p>
          </table:table-cell>
          <table:table-cell office:value-type="float" office:value="92.188934" calcext:value-type="float">
            <text:p>92.188934</text:p>
          </table:table-cell>
          <table:table-cell office:value-type="float" office:value="30.261131" calcext:value-type="float">
            <text:p>30.261131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39" calcext:value-type="float">
            <text:p>39</text:p>
          </table:table-cell>
          <table:table-cell office:value-type="float" office:value="202.229462" calcext:value-type="float">
            <text:p>202.229462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202.229462" calcext:value-type="float">
            <text:p>202.229462</text:p>
          </table:table-cell>
          <table:table-cell office:value-type="float" office:value="126.350197" calcext:value-type="float">
            <text:p>126.350197</text:p>
          </table:table-cell>
          <table:table-cell office:value-type="float" office:value="93.099503" calcext:value-type="float">
            <text:p>93.099503</text:p>
          </table:table-cell>
          <table:table-cell office:value-type="float" office:value="30.277925" calcext:value-type="float">
            <text:p>30.277925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40" calcext:value-type="float">
            <text:p>40</text:p>
          </table:table-cell>
          <table:table-cell office:value-type="float" office:value="254.95018" calcext:value-type="float">
            <text:p>254.95018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254.95018" calcext:value-type="float">
            <text:p>254.95018</text:p>
          </table:table-cell>
          <table:table-cell office:value-type="float" office:value="142.337845" calcext:value-type="float">
            <text:p>142.337845</text:p>
          </table:table-cell>
          <table:table-cell office:value-type="float" office:value="95.333275" calcext:value-type="float">
            <text:p>95.333275</text:p>
          </table:table-cell>
          <table:table-cell office:value-type="float" office:value="30.24539" calcext:value-type="float">
            <text:p>30.24539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41" calcext:value-type="float">
            <text:p>41</text:p>
          </table:table-cell>
          <table:table-cell office:value-type="float" office:value="199.895813" calcext:value-type="float">
            <text:p>199.895813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199.895813" calcext:value-type="float">
            <text:p>199.895813</text:p>
          </table:table-cell>
          <table:table-cell office:value-type="float" office:value="126.332085" calcext:value-type="float">
            <text:p>126.332085</text:p>
          </table:table-cell>
          <table:table-cell office:value-type="float" office:value="94.439384" calcext:value-type="float">
            <text:p>94.439384</text:p>
          </table:table-cell>
          <table:table-cell office:value-type="float" office:value="30.348307" calcext:value-type="float">
            <text:p>30.348307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42" calcext:value-type="float">
            <text:p>42</text:p>
          </table:table-cell>
          <table:table-cell office:value-type="float" office:value="199.890884" calcext:value-type="float">
            <text:p>199.890884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99.890884" calcext:value-type="float">
            <text:p>199.890884</text:p>
          </table:table-cell>
          <table:table-cell office:value-type="float" office:value="128.201233" calcext:value-type="float">
            <text:p>128.201233</text:p>
          </table:table-cell>
          <table:table-cell office:value-type="float" office:value="94.189301" calcext:value-type="float">
            <text:p>94.189301</text:p>
          </table:table-cell>
          <table:table-cell office:value-type="float" office:value="30.28603" calcext:value-type="float">
            <text:p>30.28603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43" calcext:value-type="float">
            <text:p>43</text:p>
          </table:table-cell>
          <table:table-cell office:value-type="float" office:value="199.887924" calcext:value-type="float">
            <text:p>199.887924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199.887924" calcext:value-type="float">
            <text:p>199.887924</text:p>
          </table:table-cell>
          <table:table-cell office:value-type="float" office:value="128.046143" calcext:value-type="float">
            <text:p>128.046143</text:p>
          </table:table-cell>
          <table:table-cell office:value-type="float" office:value="94.415291" calcext:value-type="float">
            <text:p>94.415291</text:p>
          </table:table-cell>
          <table:table-cell office:value-type="float" office:value="30.328693" calcext:value-type="float">
            <text:p>30.328693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44" calcext:value-type="float">
            <text:p>44</text:p>
          </table:table-cell>
          <table:table-cell office:value-type="float" office:value="254.93544" calcext:value-type="float">
            <text:p>254.93544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254.93544" calcext:value-type="float">
            <text:p>254.93544</text:p>
          </table:table-cell>
          <table:table-cell office:value-type="float" office:value="140.648743" calcext:value-type="float">
            <text:p>140.648743</text:p>
          </table:table-cell>
          <table:table-cell office:value-type="float" office:value="96.090385" calcext:value-type="float">
            <text:p>96.090385</text:p>
          </table:table-cell>
          <table:table-cell office:value-type="float" office:value="30.273752" calcext:value-type="float">
            <text:p>30.273752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45" calcext:value-type="float">
            <text:p>45</text:p>
          </table:table-cell>
          <table:table-cell office:value-type="float" office:value="199.916" calcext:value-type="float">
            <text:p>199.916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99.916" calcext:value-type="float">
            <text:p>199.916</text:p>
          </table:table-cell>
          <table:table-cell office:value-type="float" office:value="127.981499" calcext:value-type="float">
            <text:p>127.981499</text:p>
          </table:table-cell>
          <table:table-cell office:value-type="float" office:value="95.910553" calcext:value-type="float">
            <text:p>95.910553</text:p>
          </table:table-cell>
          <table:table-cell office:value-type="float" office:value="30.22303" calcext:value-type="float">
            <text:p>30.22303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46" calcext:value-type="float">
            <text:p>46</text:p>
          </table:table-cell>
          <table:table-cell office:value-type="float" office:value="199.892624" calcext:value-type="float">
            <text:p>199.892624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199.892624" calcext:value-type="float">
            <text:p>199.892624</text:p>
          </table:table-cell>
          <table:table-cell office:value-type="float" office:value="127.899033" calcext:value-type="float">
            <text:p>127.899033</text:p>
          </table:table-cell>
          <table:table-cell office:value-type="float" office:value="94.889626" calcext:value-type="float">
            <text:p>94.889626</text:p>
          </table:table-cell>
          <table:table-cell office:value-type="float" office:value="30.311954" calcext:value-type="float">
            <text:p>30.311954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47" calcext:value-type="float">
            <text:p>47</text:p>
          </table:table-cell>
          <table:table-cell office:value-type="float" office:value="199.952408" calcext:value-type="float">
            <text:p>199.952408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199.952408" calcext:value-type="float">
            <text:p>199.952408</text:p>
          </table:table-cell>
          <table:table-cell office:value-type="float" office:value="126.993988" calcext:value-type="float">
            <text:p>126.993988</text:p>
          </table:table-cell>
          <table:table-cell office:value-type="float" office:value="94.294609" calcext:value-type="float">
            <text:p>94.294609</text:p>
          </table:table-cell>
          <table:table-cell office:value-type="float" office:value="30.363129" calcext:value-type="float">
            <text:p>30.363129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48" calcext:value-type="float">
            <text:p>48</text:p>
          </table:table-cell>
          <table:table-cell office:value-type="float" office:value="254.926712" calcext:value-type="float">
            <text:p>254.926712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254.926712" calcext:value-type="float">
            <text:p>254.926712</text:p>
          </table:table-cell>
          <table:table-cell office:value-type="float" office:value="140.666779" calcext:value-type="float">
            <text:p>140.666779</text:p>
          </table:table-cell>
          <table:table-cell office:value-type="float" office:value="96.847191" calcext:value-type="float">
            <text:p>96.847191</text:p>
          </table:table-cell>
          <table:table-cell office:value-type="float" office:value="30.767582" calcext:value-type="float">
            <text:p>30.767582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49" calcext:value-type="float">
            <text:p>49</text:p>
          </table:table-cell>
          <table:table-cell office:value-type="float" office:value="203.148895" calcext:value-type="float">
            <text:p>203.148895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203.148895" calcext:value-type="float">
            <text:p>203.148895</text:p>
          </table:table-cell>
          <table:table-cell office:value-type="float" office:value="126.35199" calcext:value-type="float">
            <text:p>126.35199</text:p>
          </table:table-cell>
          <table:table-cell office:value-type="float" office:value="94.276192" calcext:value-type="float">
            <text:p>94.276192</text:p>
          </table:table-cell>
          <table:table-cell office:value-type="float" office:value="30.702791" calcext:value-type="float">
            <text:p>30.702791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50" calcext:value-type="float">
            <text:p>50</text:p>
          </table:table-cell>
          <table:table-cell office:value-type="float" office:value="199.894669" calcext:value-type="float">
            <text:p>199.89466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99.894669" calcext:value-type="float">
            <text:p>199.894669</text:p>
          </table:table-cell>
          <table:table-cell office:value-type="float" office:value="126.358025" calcext:value-type="float">
            <text:p>126.358025</text:p>
          </table:table-cell>
          <table:table-cell office:value-type="float" office:value="94.754921" calcext:value-type="float">
            <text:p>94.754921</text:p>
          </table:table-cell>
          <table:table-cell office:value-type="float" office:value="30.741632" calcext:value-type="float">
            <text:p>30.741632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51" calcext:value-type="float">
            <text:p>51</text:p>
          </table:table-cell>
          <table:table-cell office:value-type="float" office:value="199.881134" calcext:value-type="float">
            <text:p>199.881134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99.881134" calcext:value-type="float">
            <text:p>199.881134</text:p>
          </table:table-cell>
          <table:table-cell office:value-type="float" office:value="126.322968" calcext:value-type="float">
            <text:p>126.322968</text:p>
          </table:table-cell>
          <table:table-cell office:value-type="float" office:value="94.686111" calcext:value-type="float">
            <text:p>94.686111</text:p>
          </table:table-cell>
          <table:table-cell office:value-type="float" office:value="30.758738" calcext:value-type="float">
            <text:p>30.758738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52" calcext:value-type="float">
            <text:p>52</text:p>
          </table:table-cell>
          <table:table-cell office:value-type="float" office:value="254.865616" calcext:value-type="float">
            <text:p>254.865616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254.865616" calcext:value-type="float">
            <text:p>254.865616</text:p>
          </table:table-cell>
          <table:table-cell office:value-type="float" office:value="141.895126" calcext:value-type="float">
            <text:p>141.895126</text:p>
          </table:table-cell>
          <table:table-cell office:value-type="float" office:value="97.419678" calcext:value-type="float">
            <text:p>97.419678</text:p>
          </table:table-cell>
          <table:table-cell office:value-type="float" office:value="30.589479" calcext:value-type="float">
            <text:p>30.589479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53" calcext:value-type="float">
            <text:p>53</text:p>
          </table:table-cell>
          <table:table-cell office:value-type="float" office:value="202.842331" calcext:value-type="float">
            <text:p>202.842331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202.842331" calcext:value-type="float">
            <text:p>202.842331</text:p>
          </table:table-cell>
          <table:table-cell office:value-type="float" office:value="127.602402" calcext:value-type="float">
            <text:p>127.602402</text:p>
          </table:table-cell>
          <table:table-cell office:value-type="float" office:value="95.546371" calcext:value-type="float">
            <text:p>95.546371</text:p>
          </table:table-cell>
          <table:table-cell office:value-type="float" office:value="30.72525" calcext:value-type="float">
            <text:p>30.72525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54" calcext:value-type="float">
            <text:p>54</text:p>
          </table:table-cell>
          <table:table-cell office:value-type="float" office:value="199.904709" calcext:value-type="float">
            <text:p>199.904709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199.904709" calcext:value-type="float">
            <text:p>199.904709</text:p>
          </table:table-cell>
          <table:table-cell office:value-type="float" office:value="127.658714" calcext:value-type="float">
            <text:p>127.658714</text:p>
          </table:table-cell>
          <table:table-cell office:value-type="float" office:value="93.883942" calcext:value-type="float">
            <text:p>93.883942</text:p>
          </table:table-cell>
          <table:table-cell office:value-type="float" office:value="30.611197" calcext:value-type="float">
            <text:p>30.611197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55" calcext:value-type="float">
            <text:p>55</text:p>
          </table:table-cell>
          <table:table-cell office:value-type="float" office:value="203.397186" calcext:value-type="float">
            <text:p>203.397186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203.397186" calcext:value-type="float">
            <text:p>203.397186</text:p>
          </table:table-cell>
          <table:table-cell office:value-type="float" office:value="127.563698" calcext:value-type="float">
            <text:p>127.563698</text:p>
          </table:table-cell>
          <table:table-cell office:value-type="float" office:value="94.611183" calcext:value-type="float">
            <text:p>94.611183</text:p>
          </table:table-cell>
          <table:table-cell office:value-type="float" office:value="30.637575" calcext:value-type="float">
            <text:p>30.637575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56" calcext:value-type="float">
            <text:p>56</text:p>
          </table:table-cell>
          <table:table-cell office:value-type="float" office:value="254.867615" calcext:value-type="float">
            <text:p>254.867615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254.867615" calcext:value-type="float">
            <text:p>254.867615</text:p>
          </table:table-cell>
          <table:table-cell office:value-type="float" office:value="142.422424" calcext:value-type="float">
            <text:p>142.422424</text:p>
          </table:table-cell>
          <table:table-cell office:value-type="float" office:value="95.780388" calcext:value-type="float">
            <text:p>95.780388</text:p>
          </table:table-cell>
          <table:table-cell office:value-type="float" office:value="30.535271" calcext:value-type="float">
            <text:p>30.535271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57" calcext:value-type="float">
            <text:p>57</text:p>
          </table:table-cell>
          <table:table-cell office:value-type="float" office:value="199.836716" calcext:value-type="float">
            <text:p>199.836716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199.836716" calcext:value-type="float">
            <text:p>199.836716</text:p>
          </table:table-cell>
          <table:table-cell office:value-type="float" office:value="127.638199" calcext:value-type="float">
            <text:p>127.638199</text:p>
          </table:table-cell>
          <table:table-cell office:value-type="float" office:value="93.527596" calcext:value-type="float">
            <text:p>93.527596</text:p>
          </table:table-cell>
          <table:table-cell office:value-type="float" office:value="30.637676" calcext:value-type="float">
            <text:p>30.637676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58" calcext:value-type="float">
            <text:p>58</text:p>
          </table:table-cell>
          <table:table-cell office:value-type="float" office:value="202.619278" calcext:value-type="float">
            <text:p>202.619278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202.619278" calcext:value-type="float">
            <text:p>202.619278</text:p>
          </table:table-cell>
          <table:table-cell office:value-type="float" office:value="127.353516" calcext:value-type="float">
            <text:p>127.353516</text:p>
          </table:table-cell>
          <table:table-cell office:value-type="float" office:value="95.436386" calcext:value-type="float">
            <text:p>95.436386</text:p>
          </table:table-cell>
          <table:table-cell office:value-type="float" office:value="30.643538" calcext:value-type="float">
            <text:p>30.643538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59" calcext:value-type="float">
            <text:p>59</text:p>
          </table:table-cell>
          <table:table-cell office:value-type="float" office:value="199.900177" calcext:value-type="float">
            <text:p>199.900177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199.900177" calcext:value-type="float">
            <text:p>199.900177</text:p>
          </table:table-cell>
          <table:table-cell office:value-type="float" office:value="127.64447" calcext:value-type="float">
            <text:p>127.64447</text:p>
          </table:table-cell>
          <table:table-cell office:value-type="float" office:value="93.982018" calcext:value-type="float">
            <text:p>93.982018</text:p>
          </table:table-cell>
          <table:table-cell office:value-type="float" office:value="30.638079" calcext:value-type="float">
            <text:p>30.638079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60" calcext:value-type="float">
            <text:p>60</text:p>
          </table:table-cell>
          <table:table-cell office:value-type="float" office:value="254.885864" calcext:value-type="float">
            <text:p>254.885864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254.885864" calcext:value-type="float">
            <text:p>254.885864</text:p>
          </table:table-cell>
          <table:table-cell office:value-type="float" office:value="140.573807" calcext:value-type="float">
            <text:p>140.573807</text:p>
          </table:table-cell>
          <table:table-cell office:value-type="float" office:value="96.436203" calcext:value-type="float">
            <text:p>96.436203</text:p>
          </table:table-cell>
          <table:table-cell office:value-type="float" office:value="30.624468" calcext:value-type="float">
            <text:p>30.624468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61" calcext:value-type="float">
            <text:p>61</text:p>
          </table:table-cell>
          <table:table-cell office:value-type="float" office:value="199.926804" calcext:value-type="float">
            <text:p>199.926804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199.926804" calcext:value-type="float">
            <text:p>199.926804</text:p>
          </table:table-cell>
          <table:table-cell office:value-type="float" office:value="127.950974" calcext:value-type="float">
            <text:p>127.950974</text:p>
          </table:table-cell>
          <table:table-cell office:value-type="float" office:value="94.797188" calcext:value-type="float">
            <text:p>94.797188</text:p>
          </table:table-cell>
          <table:table-cell office:value-type="float" office:value="30.670568" calcext:value-type="float">
            <text:p>30.670568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62" calcext:value-type="float">
            <text:p>62</text:p>
          </table:table-cell>
          <table:table-cell office:value-type="float" office:value="199.889816" calcext:value-type="float">
            <text:p>199.889816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199.889816" calcext:value-type="float">
            <text:p>199.889816</text:p>
          </table:table-cell>
          <table:table-cell office:value-type="float" office:value="126.350327" calcext:value-type="float">
            <text:p>126.350327</text:p>
          </table:table-cell>
          <table:table-cell office:value-type="float" office:value="93.720154" calcext:value-type="float">
            <text:p>93.720154</text:p>
          </table:table-cell>
          <table:table-cell office:value-type="float" office:value="30.652178" calcext:value-type="float">
            <text:p>30.652178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63" calcext:value-type="float">
            <text:p>63</text:p>
          </table:table-cell>
          <table:table-cell office:value-type="float" office:value="199.916092" calcext:value-type="float">
            <text:p>199.916092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199.916092" calcext:value-type="float">
            <text:p>199.916092</text:p>
          </table:table-cell>
          <table:table-cell office:value-type="float" office:value="128.521912" calcext:value-type="float">
            <text:p>128.521912</text:p>
          </table:table-cell>
          <table:table-cell office:value-type="float" office:value="94.066582" calcext:value-type="float">
            <text:p>94.066582</text:p>
          </table:table-cell>
          <table:table-cell office:value-type="float" office:value="30.624502" calcext:value-type="float">
            <text:p>30.624502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64" calcext:value-type="float">
            <text:p>64</text:p>
          </table:table-cell>
          <table:table-cell office:value-type="float" office:value="469.672333" calcext:value-type="float">
            <text:p>469.672333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469.672333" calcext:value-type="float">
            <text:p>469.672333</text:p>
          </table:table-cell>
          <table:table-cell office:value-type="float" office:value="210.193542" calcext:value-type="float">
            <text:p>210.193542</text:p>
          </table:table-cell>
          <table:table-cell office:value-type="float" office:value="101.156616" calcext:value-type="float">
            <text:p>101.156616</text:p>
          </table:table-cell>
          <table:table-cell office:value-type="float" office:value="30.470362" calcext:value-type="float">
            <text:p>30.470362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" calcext:value-type="float">
            <text:p>0</text:p>
          </table:table-cell>
          <table:table-cell office:value-type="float" office:value="209.786407" calcext:value-type="float">
            <text:p>209.786407</text:p>
          </table:table-cell>
          <table:table-cell table:number-columns-repeated="6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1" calcext:value-type="float">
            <text:p>1</text:p>
          </table:table-cell>
          <table:table-cell office:value-type="float" office:value="128.057266" calcext:value-type="float">
            <text:p>128.057266</text:p>
          </table:table-cell>
          <table:table-cell table:number-columns-repeated="6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2" calcext:value-type="float">
            <text:p>2</text:p>
          </table:table-cell>
          <table:table-cell office:value-type="float" office:value="126.380714" calcext:value-type="float">
            <text:p>126.380714</text:p>
          </table:table-cell>
          <table:table-cell table:number-columns-repeated="6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3" calcext:value-type="float">
            <text:p>3</text:p>
          </table:table-cell>
          <table:table-cell office:value-type="float" office:value="127.733643" calcext:value-type="float">
            <text:p>127.733643</text:p>
          </table:table-cell>
          <table:table-cell table:number-columns-repeated="6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4" calcext:value-type="float">
            <text:p>4</text:p>
          </table:table-cell>
          <table:table-cell office:value-type="float" office:value="143.097214" calcext:value-type="float">
            <text:p>143.097214</text:p>
          </table:table-cell>
          <table:table-cell table:number-columns-repeated="6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5" calcext:value-type="float">
            <text:p>5</text:p>
          </table:table-cell>
          <table:table-cell office:value-type="float" office:value="126.381386" calcext:value-type="float">
            <text:p>126.381386</text:p>
          </table:table-cell>
          <table:table-cell table:number-columns-repeated="6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6" calcext:value-type="float">
            <text:p>6</text:p>
          </table:table-cell>
          <table:table-cell office:value-type="float" office:value="128.277069" calcext:value-type="float">
            <text:p>128.277069</text:p>
          </table:table-cell>
          <table:table-cell table:number-columns-repeated="6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7" calcext:value-type="float">
            <text:p>7</text:p>
          </table:table-cell>
          <table:table-cell office:value-type="float" office:value="127.716133" calcext:value-type="float">
            <text:p>127.716133</text:p>
          </table:table-cell>
          <table:table-cell table:number-columns-repeated="6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8" calcext:value-type="float">
            <text:p>8</text:p>
          </table:table-cell>
          <table:table-cell office:value-type="float" office:value="142.396866" calcext:value-type="float">
            <text:p>142.396866</text:p>
          </table:table-cell>
          <table:table-cell table:number-columns-repeated="6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9" calcext:value-type="float">
            <text:p>9</text:p>
          </table:table-cell>
          <table:table-cell office:value-type="float" office:value="128.214157" calcext:value-type="float">
            <text:p>128.214157</text:p>
          </table:table-cell>
          <table:table-cell table:number-columns-repeated="6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10" calcext:value-type="float">
            <text:p>10</text:p>
          </table:table-cell>
          <table:table-cell office:value-type="float" office:value="126.372444" calcext:value-type="float">
            <text:p>126.372444</text:p>
          </table:table-cell>
          <table:table-cell table:number-columns-repeated="6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11" calcext:value-type="float">
            <text:p>11</text:p>
          </table:table-cell>
          <table:table-cell office:value-type="float" office:value="127.284744" calcext:value-type="float">
            <text:p>127.284744</text:p>
          </table:table-cell>
          <table:table-cell table:number-columns-repeated="6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12" calcext:value-type="float">
            <text:p>12</text:p>
          </table:table-cell>
          <table:table-cell office:value-type="float" office:value="140.665237" calcext:value-type="float">
            <text:p>140.665237</text:p>
          </table:table-cell>
          <table:table-cell table:number-columns-repeated="6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13" calcext:value-type="float">
            <text:p>13</text:p>
          </table:table-cell>
          <table:table-cell office:value-type="float" office:value="127.571037" calcext:value-type="float">
            <text:p>127.571037</text:p>
          </table:table-cell>
          <table:table-cell table:number-columns-repeated="6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14" calcext:value-type="float">
            <text:p>14</text:p>
          </table:table-cell>
          <table:table-cell office:value-type="float" office:value="128.369095" calcext:value-type="float">
            <text:p>128.369095</text:p>
          </table:table-cell>
          <table:table-cell table:number-columns-repeated="6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15" calcext:value-type="float">
            <text:p>15</text:p>
          </table:table-cell>
          <table:table-cell office:value-type="float" office:value="127.689537" calcext:value-type="float">
            <text:p>127.689537</text:p>
          </table:table-cell>
          <table:table-cell table:number-columns-repeated="6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16" calcext:value-type="float">
            <text:p>16</text:p>
          </table:table-cell>
          <table:table-cell office:value-type="float" office:value="141.93924" calcext:value-type="float">
            <text:p>141.93924</text:p>
          </table:table-cell>
          <table:table-cell table:number-columns-repeated="6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17" calcext:value-type="float">
            <text:p>17</text:p>
          </table:table-cell>
          <table:table-cell office:value-type="float" office:value="127.500015" calcext:value-type="float">
            <text:p>127.500015</text:p>
          </table:table-cell>
          <table:table-cell table:number-columns-repeated="6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18" calcext:value-type="float">
            <text:p>18</text:p>
          </table:table-cell>
          <table:table-cell office:value-type="float" office:value="128.481125" calcext:value-type="float">
            <text:p>128.481125</text:p>
          </table:table-cell>
          <table:table-cell table:number-columns-repeated="6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19" calcext:value-type="float">
            <text:p>19</text:p>
          </table:table-cell>
          <table:table-cell office:value-type="float" office:value="126.271423" calcext:value-type="float">
            <text:p>126.271423</text:p>
          </table:table-cell>
          <table:table-cell table:number-columns-repeated="6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20" calcext:value-type="float">
            <text:p>20</text:p>
          </table:table-cell>
          <table:table-cell office:value-type="float" office:value="141.986786" calcext:value-type="float">
            <text:p>141.986786</text:p>
          </table:table-cell>
          <table:table-cell table:number-columns-repeated="6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21" calcext:value-type="float">
            <text:p>21</text:p>
          </table:table-cell>
          <table:table-cell office:value-type="float" office:value="128.28923" calcext:value-type="float">
            <text:p>128.28923</text:p>
          </table:table-cell>
          <table:table-cell table:number-columns-repeated="6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22" calcext:value-type="float">
            <text:p>22</text:p>
          </table:table-cell>
          <table:table-cell office:value-type="float" office:value="128.254028" calcext:value-type="float">
            <text:p>128.254028</text:p>
          </table:table-cell>
          <table:table-cell table:number-columns-repeated="6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23" calcext:value-type="float">
            <text:p>23</text:p>
          </table:table-cell>
          <table:table-cell office:value-type="float" office:value="126.387772" calcext:value-type="float">
            <text:p>126.387772</text:p>
          </table:table-cell>
          <table:table-cell table:number-columns-repeated="6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24" calcext:value-type="float">
            <text:p>24</text:p>
          </table:table-cell>
          <table:table-cell office:value-type="float" office:value="141.272751" calcext:value-type="float">
            <text:p>141.272751</text:p>
          </table:table-cell>
          <table:table-cell table:number-columns-repeated="6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25" calcext:value-type="float">
            <text:p>25</text:p>
          </table:table-cell>
          <table:table-cell office:value-type="float" office:value="127.868668" calcext:value-type="float">
            <text:p>127.868668</text:p>
          </table:table-cell>
          <table:table-cell table:number-columns-repeated="6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26" calcext:value-type="float">
            <text:p>26</text:p>
          </table:table-cell>
          <table:table-cell office:value-type="float" office:value="127.566963" calcext:value-type="float">
            <text:p>127.566963</text:p>
          </table:table-cell>
          <table:table-cell table:number-columns-repeated="6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27" calcext:value-type="float">
            <text:p>27</text:p>
          </table:table-cell>
          <table:table-cell office:value-type="float" office:value="127.405914" calcext:value-type="float">
            <text:p>127.405914</text:p>
          </table:table-cell>
          <table:table-cell table:number-columns-repeated="6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28" calcext:value-type="float">
            <text:p>28</text:p>
          </table:table-cell>
          <table:table-cell office:value-type="float" office:value="142.374374" calcext:value-type="float">
            <text:p>142.374374</text:p>
          </table:table-cell>
          <table:table-cell table:number-columns-repeated="6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29" calcext:value-type="float">
            <text:p>29</text:p>
          </table:table-cell>
          <table:table-cell office:value-type="float" office:value="128.520142" calcext:value-type="float">
            <text:p>128.520142</text:p>
          </table:table-cell>
          <table:table-cell table:number-columns-repeated="6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30" calcext:value-type="float">
            <text:p>30</text:p>
          </table:table-cell>
          <table:table-cell office:value-type="float" office:value="128.076218" calcext:value-type="float">
            <text:p>128.076218</text:p>
          </table:table-cell>
          <table:table-cell table:number-columns-repeated="6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31" calcext:value-type="float">
            <text:p>31</text:p>
          </table:table-cell>
          <table:table-cell office:value-type="float" office:value="128.056259" calcext:value-type="float">
            <text:p>128.056259</text:p>
          </table:table-cell>
          <table:table-cell table:number-columns-repeated="6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32" calcext:value-type="float">
            <text:p>32</text:p>
          </table:table-cell>
          <table:table-cell office:value-type="float" office:value="209.99765" calcext:value-type="float">
            <text:p>209.99765</text:p>
          </table:table-cell>
          <table:table-cell table:number-columns-repeated="6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33" calcext:value-type="float">
            <text:p>33</text:p>
          </table:table-cell>
          <table:table-cell office:value-type="float" office:value="126.36026" calcext:value-type="float">
            <text:p>126.36026</text:p>
          </table:table-cell>
          <table:table-cell table:number-columns-repeated="6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34" calcext:value-type="float">
            <text:p>34</text:p>
          </table:table-cell>
          <table:table-cell office:value-type="float" office:value="128.34642" calcext:value-type="float">
            <text:p>128.34642</text:p>
          </table:table-cell>
          <table:table-cell table:number-columns-repeated="6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35" calcext:value-type="float">
            <text:p>35</text:p>
          </table:table-cell>
          <table:table-cell office:value-type="float" office:value="126.304771" calcext:value-type="float">
            <text:p>126.304771</text:p>
          </table:table-cell>
          <table:table-cell table:number-columns-repeated="6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36" calcext:value-type="float">
            <text:p>36</text:p>
          </table:table-cell>
          <table:table-cell office:value-type="float" office:value="142.504211" calcext:value-type="float">
            <text:p>142.504211</text:p>
          </table:table-cell>
          <table:table-cell table:number-columns-repeated="6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37" calcext:value-type="float">
            <text:p>37</text:p>
          </table:table-cell>
          <table:table-cell office:value-type="float" office:value="126.954407" calcext:value-type="float">
            <text:p>126.954407</text:p>
          </table:table-cell>
          <table:table-cell table:number-columns-repeated="6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38" calcext:value-type="float">
            <text:p>38</text:p>
          </table:table-cell>
          <table:table-cell office:value-type="float" office:value="127.246704" calcext:value-type="float">
            <text:p>127.246704</text:p>
          </table:table-cell>
          <table:table-cell table:number-columns-repeated="6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39" calcext:value-type="float">
            <text:p>39</text:p>
          </table:table-cell>
          <table:table-cell office:value-type="float" office:value="126.350197" calcext:value-type="float">
            <text:p>126.350197</text:p>
          </table:table-cell>
          <table:table-cell table:number-columns-repeated="6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40" calcext:value-type="float">
            <text:p>40</text:p>
          </table:table-cell>
          <table:table-cell office:value-type="float" office:value="142.337845" calcext:value-type="float">
            <text:p>142.337845</text:p>
          </table:table-cell>
          <table:table-cell table:number-columns-repeated="6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41" calcext:value-type="float">
            <text:p>41</text:p>
          </table:table-cell>
          <table:table-cell office:value-type="float" office:value="126.332085" calcext:value-type="float">
            <text:p>126.332085</text:p>
          </table:table-cell>
          <table:table-cell table:number-columns-repeated="6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42" calcext:value-type="float">
            <text:p>42</text:p>
          </table:table-cell>
          <table:table-cell office:value-type="float" office:value="128.201233" calcext:value-type="float">
            <text:p>128.201233</text:p>
          </table:table-cell>
          <table:table-cell table:number-columns-repeated="6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43" calcext:value-type="float">
            <text:p>43</text:p>
          </table:table-cell>
          <table:table-cell office:value-type="float" office:value="128.046143" calcext:value-type="float">
            <text:p>128.046143</text:p>
          </table:table-cell>
          <table:table-cell table:number-columns-repeated="6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44" calcext:value-type="float">
            <text:p>44</text:p>
          </table:table-cell>
          <table:table-cell office:value-type="float" office:value="140.648743" calcext:value-type="float">
            <text:p>140.648743</text:p>
          </table:table-cell>
          <table:table-cell table:number-columns-repeated="6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45" calcext:value-type="float">
            <text:p>45</text:p>
          </table:table-cell>
          <table:table-cell office:value-type="float" office:value="127.981499" calcext:value-type="float">
            <text:p>127.981499</text:p>
          </table:table-cell>
          <table:table-cell table:number-columns-repeated="6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46" calcext:value-type="float">
            <text:p>46</text:p>
          </table:table-cell>
          <table:table-cell office:value-type="float" office:value="127.899033" calcext:value-type="float">
            <text:p>127.899033</text:p>
          </table:table-cell>
          <table:table-cell table:number-columns-repeated="6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47" calcext:value-type="float">
            <text:p>47</text:p>
          </table:table-cell>
          <table:table-cell office:value-type="float" office:value="126.993988" calcext:value-type="float">
            <text:p>126.993988</text:p>
          </table:table-cell>
          <table:table-cell table:number-columns-repeated="6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48" calcext:value-type="float">
            <text:p>48</text:p>
          </table:table-cell>
          <table:table-cell office:value-type="float" office:value="140.666779" calcext:value-type="float">
            <text:p>140.666779</text:p>
          </table:table-cell>
          <table:table-cell table:number-columns-repeated="6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49" calcext:value-type="float">
            <text:p>49</text:p>
          </table:table-cell>
          <table:table-cell office:value-type="float" office:value="126.35199" calcext:value-type="float">
            <text:p>126.35199</text:p>
          </table:table-cell>
          <table:table-cell table:number-columns-repeated="6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50" calcext:value-type="float">
            <text:p>50</text:p>
          </table:table-cell>
          <table:table-cell office:value-type="float" office:value="126.358025" calcext:value-type="float">
            <text:p>126.358025</text:p>
          </table:table-cell>
          <table:table-cell table:number-columns-repeated="6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51" calcext:value-type="float">
            <text:p>51</text:p>
          </table:table-cell>
          <table:table-cell office:value-type="float" office:value="126.322968" calcext:value-type="float">
            <text:p>126.322968</text:p>
          </table:table-cell>
          <table:table-cell table:number-columns-repeated="6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52" calcext:value-type="float">
            <text:p>52</text:p>
          </table:table-cell>
          <table:table-cell office:value-type="float" office:value="141.895126" calcext:value-type="float">
            <text:p>141.895126</text:p>
          </table:table-cell>
          <table:table-cell table:number-columns-repeated="6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53" calcext:value-type="float">
            <text:p>53</text:p>
          </table:table-cell>
          <table:table-cell office:value-type="float" office:value="127.602402" calcext:value-type="float">
            <text:p>127.602402</text:p>
          </table:table-cell>
          <table:table-cell table:number-columns-repeated="6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54" calcext:value-type="float">
            <text:p>54</text:p>
          </table:table-cell>
          <table:table-cell office:value-type="float" office:value="127.658714" calcext:value-type="float">
            <text:p>127.658714</text:p>
          </table:table-cell>
          <table:table-cell table:number-columns-repeated="6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55" calcext:value-type="float">
            <text:p>55</text:p>
          </table:table-cell>
          <table:table-cell office:value-type="float" office:value="127.563698" calcext:value-type="float">
            <text:p>127.563698</text:p>
          </table:table-cell>
          <table:table-cell table:number-columns-repeated="6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56" calcext:value-type="float">
            <text:p>56</text:p>
          </table:table-cell>
          <table:table-cell office:value-type="float" office:value="142.422424" calcext:value-type="float">
            <text:p>142.422424</text:p>
          </table:table-cell>
          <table:table-cell table:number-columns-repeated="6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57" calcext:value-type="float">
            <text:p>57</text:p>
          </table:table-cell>
          <table:table-cell office:value-type="float" office:value="127.638199" calcext:value-type="float">
            <text:p>127.638199</text:p>
          </table:table-cell>
          <table:table-cell table:number-columns-repeated="6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58" calcext:value-type="float">
            <text:p>58</text:p>
          </table:table-cell>
          <table:table-cell office:value-type="float" office:value="127.353516" calcext:value-type="float">
            <text:p>127.353516</text:p>
          </table:table-cell>
          <table:table-cell table:number-columns-repeated="6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59" calcext:value-type="float">
            <text:p>59</text:p>
          </table:table-cell>
          <table:table-cell office:value-type="float" office:value="127.64447" calcext:value-type="float">
            <text:p>127.64447</text:p>
          </table:table-cell>
          <table:table-cell table:number-columns-repeated="6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60" calcext:value-type="float">
            <text:p>60</text:p>
          </table:table-cell>
          <table:table-cell office:value-type="float" office:value="140.573807" calcext:value-type="float">
            <text:p>140.573807</text:p>
          </table:table-cell>
          <table:table-cell table:number-columns-repeated="6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61" calcext:value-type="float">
            <text:p>61</text:p>
          </table:table-cell>
          <table:table-cell office:value-type="float" office:value="127.950974" calcext:value-type="float">
            <text:p>127.950974</text:p>
          </table:table-cell>
          <table:table-cell table:number-columns-repeated="6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62" calcext:value-type="float">
            <text:p>62</text:p>
          </table:table-cell>
          <table:table-cell office:value-type="float" office:value="126.350327" calcext:value-type="float">
            <text:p>126.350327</text:p>
          </table:table-cell>
          <table:table-cell table:number-columns-repeated="6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63" calcext:value-type="float">
            <text:p>63</text:p>
          </table:table-cell>
          <table:table-cell office:value-type="float" office:value="128.521912" calcext:value-type="float">
            <text:p>128.521912</text:p>
          </table:table-cell>
          <table:table-cell table:number-columns-repeated="6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64" calcext:value-type="float">
            <text:p>64</text:p>
          </table:table-cell>
          <table:table-cell office:value-type="float" office:value="210.193542" calcext:value-type="float">
            <text:p>210.193542</text:p>
          </table:table-cell>
          <table:table-cell table:number-columns-repeated="6"/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0" calcext:value-type="float">
            <text:p>0</text:p>
          </table:table-cell>
          <table:table-cell office:value-type="float" office:value="99.953094" calcext:value-type="float">
            <text:p>99.953094</text:p>
          </table:table-cell>
          <table:table-cell table:number-columns-repeated="6"/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1" calcext:value-type="float">
            <text:p>1</text:p>
          </table:table-cell>
          <table:table-cell office:value-type="float" office:value="93.738518" calcext:value-type="float">
            <text:p>93.738518</text:p>
          </table:table-cell>
          <table:table-cell table:number-columns-repeated="6"/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2" calcext:value-type="float">
            <text:p>2</text:p>
          </table:table-cell>
          <table:table-cell office:value-type="float" office:value="93.696861" calcext:value-type="float">
            <text:p>93.696861</text:p>
          </table:table-cell>
          <table:table-cell table:number-columns-repeated="6"/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3" calcext:value-type="float">
            <text:p>3</text:p>
          </table:table-cell>
          <table:table-cell office:value-type="float" office:value="90.897736" calcext:value-type="float">
            <text:p>90.897736</text:p>
          </table:table-cell>
          <table:table-cell table:number-columns-repeated="6"/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4" calcext:value-type="float">
            <text:p>4</text:p>
          </table:table-cell>
          <table:table-cell office:value-type="float" office:value="96.745872" calcext:value-type="float">
            <text:p>96.745872</text:p>
          </table:table-cell>
          <table:table-cell table:number-columns-repeated="6"/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5" calcext:value-type="float">
            <text:p>5</text:p>
          </table:table-cell>
          <table:table-cell office:value-type="float" office:value="93.322922" calcext:value-type="float">
            <text:p>93.322922</text:p>
          </table:table-cell>
          <table:table-cell table:number-columns-repeated="6"/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6" calcext:value-type="float">
            <text:p>6</text:p>
          </table:table-cell>
          <table:table-cell office:value-type="float" office:value="93.879578" calcext:value-type="float">
            <text:p>93.879578</text:p>
          </table:table-cell>
          <table:table-cell table:number-columns-repeated="6"/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7" calcext:value-type="float">
            <text:p>7</text:p>
          </table:table-cell>
          <table:table-cell office:value-type="float" office:value="94.525841" calcext:value-type="float">
            <text:p>94.525841</text:p>
          </table:table-cell>
          <table:table-cell table:number-columns-repeated="6"/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8" calcext:value-type="float">
            <text:p>8</text:p>
          </table:table-cell>
          <table:table-cell office:value-type="float" office:value="96.258202" calcext:value-type="float">
            <text:p>96.258202</text:p>
          </table:table-cell>
          <table:table-cell table:number-columns-repeated="6"/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9" calcext:value-type="float">
            <text:p>9</text:p>
          </table:table-cell>
          <table:table-cell office:value-type="float" office:value="93.895187" calcext:value-type="float">
            <text:p>93.895187</text:p>
          </table:table-cell>
          <table:table-cell table:number-columns-repeated="6"/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10" calcext:value-type="float">
            <text:p>10</text:p>
          </table:table-cell>
          <table:table-cell office:value-type="float" office:value="95.609291" calcext:value-type="float">
            <text:p>95.609291</text:p>
          </table:table-cell>
          <table:table-cell table:number-columns-repeated="6"/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11" calcext:value-type="float">
            <text:p>11</text:p>
          </table:table-cell>
          <table:table-cell office:value-type="float" office:value="94.632088" calcext:value-type="float">
            <text:p>94.632088</text:p>
          </table:table-cell>
          <table:table-cell table:number-columns-repeated="6"/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12" calcext:value-type="float">
            <text:p>12</text:p>
          </table:table-cell>
          <table:table-cell office:value-type="float" office:value="96.886124" calcext:value-type="float">
            <text:p>96.886124</text:p>
          </table:table-cell>
          <table:table-cell table:number-columns-repeated="6"/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13" calcext:value-type="float">
            <text:p>13</text:p>
          </table:table-cell>
          <table:table-cell office:value-type="float" office:value="93.246216" calcext:value-type="float">
            <text:p>93.246216</text:p>
          </table:table-cell>
          <table:table-cell table:number-columns-repeated="6"/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14" calcext:value-type="float">
            <text:p>14</text:p>
          </table:table-cell>
          <table:table-cell office:value-type="float" office:value="94.520737" calcext:value-type="float">
            <text:p>94.520737</text:p>
          </table:table-cell>
          <table:table-cell table:number-columns-repeated="6"/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15" calcext:value-type="float">
            <text:p>15</text:p>
          </table:table-cell>
          <table:table-cell office:value-type="float" office:value="94.239311" calcext:value-type="float">
            <text:p>94.239311</text:p>
          </table:table-cell>
          <table:table-cell table:number-columns-repeated="6"/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16" calcext:value-type="float">
            <text:p>16</text:p>
          </table:table-cell>
          <table:table-cell office:value-type="float" office:value="94.065186" calcext:value-type="float">
            <text:p>94.065186</text:p>
          </table:table-cell>
          <table:table-cell table:number-columns-repeated="6"/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17" calcext:value-type="float">
            <text:p>17</text:p>
          </table:table-cell>
          <table:table-cell office:value-type="float" office:value="94.48745" calcext:value-type="float">
            <text:p>94.48745</text:p>
          </table:table-cell>
          <table:table-cell table:number-columns-repeated="6"/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18" calcext:value-type="float">
            <text:p>18</text:p>
          </table:table-cell>
          <table:table-cell office:value-type="float" office:value="94.799545" calcext:value-type="float">
            <text:p>94.799545</text:p>
          </table:table-cell>
          <table:table-cell table:number-columns-repeated="6"/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19" calcext:value-type="float">
            <text:p>19</text:p>
          </table:table-cell>
          <table:table-cell office:value-type="float" office:value="93.959663" calcext:value-type="float">
            <text:p>93.959663</text:p>
          </table:table-cell>
          <table:table-cell table:number-columns-repeated="6"/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20" calcext:value-type="float">
            <text:p>20</text:p>
          </table:table-cell>
          <table:table-cell office:value-type="float" office:value="95.491684" calcext:value-type="float">
            <text:p>95.491684</text:p>
          </table:table-cell>
          <table:table-cell table:number-columns-repeated="6"/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21" calcext:value-type="float">
            <text:p>21</text:p>
          </table:table-cell>
          <table:table-cell office:value-type="float" office:value="93.526398" calcext:value-type="float">
            <text:p>93.526398</text:p>
          </table:table-cell>
          <table:table-cell table:number-columns-repeated="6"/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22" calcext:value-type="float">
            <text:p>22</text:p>
          </table:table-cell>
          <table:table-cell office:value-type="float" office:value="93.937111" calcext:value-type="float">
            <text:p>93.937111</text:p>
          </table:table-cell>
          <table:table-cell table:number-columns-repeated="6"/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23" calcext:value-type="float">
            <text:p>23</text:p>
          </table:table-cell>
          <table:table-cell office:value-type="float" office:value="92.848343" calcext:value-type="float">
            <text:p>92.848343</text:p>
          </table:table-cell>
          <table:table-cell table:number-columns-repeated="6"/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24" calcext:value-type="float">
            <text:p>24</text:p>
          </table:table-cell>
          <table:table-cell office:value-type="float" office:value="94.315918" calcext:value-type="float">
            <text:p>94.315918</text:p>
          </table:table-cell>
          <table:table-cell table:number-columns-repeated="6"/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25" calcext:value-type="float">
            <text:p>25</text:p>
          </table:table-cell>
          <table:table-cell office:value-type="float" office:value="92.587868" calcext:value-type="float">
            <text:p>92.587868</text:p>
          </table:table-cell>
          <table:table-cell table:number-columns-repeated="6"/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26" calcext:value-type="float">
            <text:p>26</text:p>
          </table:table-cell>
          <table:table-cell office:value-type="float" office:value="93.693893" calcext:value-type="float">
            <text:p>93.693893</text:p>
          </table:table-cell>
          <table:table-cell table:number-columns-repeated="6"/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27" calcext:value-type="float">
            <text:p>27</text:p>
          </table:table-cell>
          <table:table-cell office:value-type="float" office:value="93.534859" calcext:value-type="float">
            <text:p>93.534859</text:p>
          </table:table-cell>
          <table:table-cell table:number-columns-repeated="6"/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28" calcext:value-type="float">
            <text:p>28</text:p>
          </table:table-cell>
          <table:table-cell office:value-type="float" office:value="95.943581" calcext:value-type="float">
            <text:p>95.943581</text:p>
          </table:table-cell>
          <table:table-cell table:number-columns-repeated="6"/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29" calcext:value-type="float">
            <text:p>29</text:p>
          </table:table-cell>
          <table:table-cell office:value-type="float" office:value="92.693588" calcext:value-type="float">
            <text:p>92.693588</text:p>
          </table:table-cell>
          <table:table-cell table:number-columns-repeated="6"/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30" calcext:value-type="float">
            <text:p>30</text:p>
          </table:table-cell>
          <table:table-cell office:value-type="float" office:value="94.395248" calcext:value-type="float">
            <text:p>94.395248</text:p>
          </table:table-cell>
          <table:table-cell table:number-columns-repeated="6"/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31" calcext:value-type="float">
            <text:p>31</text:p>
          </table:table-cell>
          <table:table-cell office:value-type="float" office:value="93.153023" calcext:value-type="float">
            <text:p>93.153023</text:p>
          </table:table-cell>
          <table:table-cell table:number-columns-repeated="6"/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32" calcext:value-type="float">
            <text:p>32</text:p>
          </table:table-cell>
          <table:table-cell office:value-type="float" office:value="97.691399" calcext:value-type="float">
            <text:p>97.691399</text:p>
          </table:table-cell>
          <table:table-cell table:number-columns-repeated="6"/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33" calcext:value-type="float">
            <text:p>33</text:p>
          </table:table-cell>
          <table:table-cell office:value-type="float" office:value="91.47612" calcext:value-type="float">
            <text:p>91.47612</text:p>
          </table:table-cell>
          <table:table-cell table:number-columns-repeated="6"/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34" calcext:value-type="float">
            <text:p>34</text:p>
          </table:table-cell>
          <table:table-cell office:value-type="float" office:value="91.098892" calcext:value-type="float">
            <text:p>91.098892</text:p>
          </table:table-cell>
          <table:table-cell table:number-columns-repeated="6"/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35" calcext:value-type="float">
            <text:p>35</text:p>
          </table:table-cell>
          <table:table-cell office:value-type="float" office:value="92.534309" calcext:value-type="float">
            <text:p>92.534309</text:p>
          </table:table-cell>
          <table:table-cell table:number-columns-repeated="6"/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36" calcext:value-type="float">
            <text:p>36</text:p>
          </table:table-cell>
          <table:table-cell office:value-type="float" office:value="95.827209" calcext:value-type="float">
            <text:p>95.827209</text:p>
          </table:table-cell>
          <table:table-cell table:number-columns-repeated="6"/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37" calcext:value-type="float">
            <text:p>37</text:p>
          </table:table-cell>
          <table:table-cell office:value-type="float" office:value="93.274017" calcext:value-type="float">
            <text:p>93.274017</text:p>
          </table:table-cell>
          <table:table-cell table:number-columns-repeated="6"/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38" calcext:value-type="float">
            <text:p>38</text:p>
          </table:table-cell>
          <table:table-cell office:value-type="float" office:value="92.188934" calcext:value-type="float">
            <text:p>92.188934</text:p>
          </table:table-cell>
          <table:table-cell table:number-columns-repeated="6"/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39" calcext:value-type="float">
            <text:p>39</text:p>
          </table:table-cell>
          <table:table-cell office:value-type="float" office:value="93.099503" calcext:value-type="float">
            <text:p>93.099503</text:p>
          </table:table-cell>
          <table:table-cell table:number-columns-repeated="6"/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40" calcext:value-type="float">
            <text:p>40</text:p>
          </table:table-cell>
          <table:table-cell office:value-type="float" office:value="95.333275" calcext:value-type="float">
            <text:p>95.333275</text:p>
          </table:table-cell>
          <table:table-cell table:number-columns-repeated="6"/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41" calcext:value-type="float">
            <text:p>41</text:p>
          </table:table-cell>
          <table:table-cell office:value-type="float" office:value="94.439384" calcext:value-type="float">
            <text:p>94.439384</text:p>
          </table:table-cell>
          <table:table-cell table:number-columns-repeated="6"/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42" calcext:value-type="float">
            <text:p>42</text:p>
          </table:table-cell>
          <table:table-cell office:value-type="float" office:value="94.189301" calcext:value-type="float">
            <text:p>94.189301</text:p>
          </table:table-cell>
          <table:table-cell table:number-columns-repeated="6"/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43" calcext:value-type="float">
            <text:p>43</text:p>
          </table:table-cell>
          <table:table-cell office:value-type="float" office:value="94.415291" calcext:value-type="float">
            <text:p>94.415291</text:p>
          </table:table-cell>
          <table:table-cell table:number-columns-repeated="6"/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44" calcext:value-type="float">
            <text:p>44</text:p>
          </table:table-cell>
          <table:table-cell office:value-type="float" office:value="96.090385" calcext:value-type="float">
            <text:p>96.090385</text:p>
          </table:table-cell>
          <table:table-cell table:number-columns-repeated="6"/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45" calcext:value-type="float">
            <text:p>45</text:p>
          </table:table-cell>
          <table:table-cell office:value-type="float" office:value="95.910553" calcext:value-type="float">
            <text:p>95.910553</text:p>
          </table:table-cell>
          <table:table-cell table:number-columns-repeated="6"/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46" calcext:value-type="float">
            <text:p>46</text:p>
          </table:table-cell>
          <table:table-cell office:value-type="float" office:value="94.889626" calcext:value-type="float">
            <text:p>94.889626</text:p>
          </table:table-cell>
          <table:table-cell table:number-columns-repeated="6"/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47" calcext:value-type="float">
            <text:p>47</text:p>
          </table:table-cell>
          <table:table-cell office:value-type="float" office:value="94.294609" calcext:value-type="float">
            <text:p>94.294609</text:p>
          </table:table-cell>
          <table:table-cell table:number-columns-repeated="6"/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48" calcext:value-type="float">
            <text:p>48</text:p>
          </table:table-cell>
          <table:table-cell office:value-type="float" office:value="96.847191" calcext:value-type="float">
            <text:p>96.847191</text:p>
          </table:table-cell>
          <table:table-cell table:number-columns-repeated="6"/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49" calcext:value-type="float">
            <text:p>49</text:p>
          </table:table-cell>
          <table:table-cell office:value-type="float" office:value="94.276192" calcext:value-type="float">
            <text:p>94.276192</text:p>
          </table:table-cell>
          <table:table-cell table:number-columns-repeated="6"/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50" calcext:value-type="float">
            <text:p>50</text:p>
          </table:table-cell>
          <table:table-cell office:value-type="float" office:value="94.754921" calcext:value-type="float">
            <text:p>94.754921</text:p>
          </table:table-cell>
          <table:table-cell table:number-columns-repeated="6"/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51" calcext:value-type="float">
            <text:p>51</text:p>
          </table:table-cell>
          <table:table-cell office:value-type="float" office:value="94.686111" calcext:value-type="float">
            <text:p>94.686111</text:p>
          </table:table-cell>
          <table:table-cell table:number-columns-repeated="6"/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52" calcext:value-type="float">
            <text:p>52</text:p>
          </table:table-cell>
          <table:table-cell office:value-type="float" office:value="97.419678" calcext:value-type="float">
            <text:p>97.419678</text:p>
          </table:table-cell>
          <table:table-cell table:number-columns-repeated="6"/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53" calcext:value-type="float">
            <text:p>53</text:p>
          </table:table-cell>
          <table:table-cell office:value-type="float" office:value="95.546371" calcext:value-type="float">
            <text:p>95.546371</text:p>
          </table:table-cell>
          <table:table-cell table:number-columns-repeated="6"/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54" calcext:value-type="float">
            <text:p>54</text:p>
          </table:table-cell>
          <table:table-cell office:value-type="float" office:value="93.883942" calcext:value-type="float">
            <text:p>93.883942</text:p>
          </table:table-cell>
          <table:table-cell table:number-columns-repeated="6"/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55" calcext:value-type="float">
            <text:p>55</text:p>
          </table:table-cell>
          <table:table-cell office:value-type="float" office:value="94.611183" calcext:value-type="float">
            <text:p>94.611183</text:p>
          </table:table-cell>
          <table:table-cell table:number-columns-repeated="6"/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56" calcext:value-type="float">
            <text:p>56</text:p>
          </table:table-cell>
          <table:table-cell office:value-type="float" office:value="95.780388" calcext:value-type="float">
            <text:p>95.780388</text:p>
          </table:table-cell>
          <table:table-cell table:number-columns-repeated="6"/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57" calcext:value-type="float">
            <text:p>57</text:p>
          </table:table-cell>
          <table:table-cell office:value-type="float" office:value="93.527596" calcext:value-type="float">
            <text:p>93.527596</text:p>
          </table:table-cell>
          <table:table-cell table:number-columns-repeated="6"/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58" calcext:value-type="float">
            <text:p>58</text:p>
          </table:table-cell>
          <table:table-cell office:value-type="float" office:value="95.436386" calcext:value-type="float">
            <text:p>95.436386</text:p>
          </table:table-cell>
          <table:table-cell table:number-columns-repeated="6"/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59" calcext:value-type="float">
            <text:p>59</text:p>
          </table:table-cell>
          <table:table-cell office:value-type="float" office:value="93.982018" calcext:value-type="float">
            <text:p>93.982018</text:p>
          </table:table-cell>
          <table:table-cell table:number-columns-repeated="6"/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60" calcext:value-type="float">
            <text:p>60</text:p>
          </table:table-cell>
          <table:table-cell office:value-type="float" office:value="96.436203" calcext:value-type="float">
            <text:p>96.436203</text:p>
          </table:table-cell>
          <table:table-cell table:number-columns-repeated="6"/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61" calcext:value-type="float">
            <text:p>61</text:p>
          </table:table-cell>
          <table:table-cell office:value-type="float" office:value="94.797188" calcext:value-type="float">
            <text:p>94.797188</text:p>
          </table:table-cell>
          <table:table-cell table:number-columns-repeated="6"/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62" calcext:value-type="float">
            <text:p>62</text:p>
          </table:table-cell>
          <table:table-cell office:value-type="float" office:value="93.720154" calcext:value-type="float">
            <text:p>93.720154</text:p>
          </table:table-cell>
          <table:table-cell table:number-columns-repeated="6"/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63" calcext:value-type="float">
            <text:p>63</text:p>
          </table:table-cell>
          <table:table-cell office:value-type="float" office:value="94.066582" calcext:value-type="float">
            <text:p>94.066582</text:p>
          </table:table-cell>
          <table:table-cell table:number-columns-repeated="6"/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64" calcext:value-type="float">
            <text:p>64</text:p>
          </table:table-cell>
          <table:table-cell office:value-type="float" office:value="101.156616" calcext:value-type="float">
            <text:p>101.156616</text:p>
          </table:table-cell>
          <table:table-cell table:number-columns-repeated="6"/>
        </table:table-row>
        <table:table-row table:style-name="ro1"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office:value-type="float" office:value="30.23966" calcext:value-type="float">
            <text:p>30.23966</text:p>
          </table:table-cell>
          <table:table-cell table:number-columns-repeated="6"/>
        </table:table-row>
        <table:table-row table:style-name="ro1">
          <table:table-cell office:value-type="float" office:value="1073741824" calcext:value-type="float">
            <text:p>1073741824</text:p>
          </table:table-cell>
          <table:table-cell office:value-type="float" office:value="1" calcext:value-type="float">
            <text:p>1</text:p>
          </table:table-cell>
          <table:table-cell office:value-type="float" office:value="30.47752" calcext:value-type="float">
            <text:p>30.47752</text:p>
          </table:table-cell>
          <table:table-cell table:number-columns-repeated="6"/>
        </table:table-row>
        <table:table-row table:style-name="ro1">
          <table:table-cell office:value-type="float" office:value="1073741824" calcext:value-type="float">
            <text:p>1073741824</text:p>
          </table:table-cell>
          <table:table-cell office:value-type="float" office:value="2" calcext:value-type="float">
            <text:p>2</text:p>
          </table:table-cell>
          <table:table-cell office:value-type="float" office:value="30.405682" calcext:value-type="float">
            <text:p>30.405682</text:p>
          </table:table-cell>
          <table:table-cell table:number-columns-repeated="6"/>
        </table:table-row>
        <table:table-row table:style-name="ro1">
          <table:table-cell office:value-type="float" office:value="1073741824" calcext:value-type="float">
            <text:p>1073741824</text:p>
          </table:table-cell>
          <table:table-cell office:value-type="float" office:value="3" calcext:value-type="float">
            <text:p>3</text:p>
          </table:table-cell>
          <table:table-cell office:value-type="float" office:value="30.459513" calcext:value-type="float">
            <text:p>30.459513</text:p>
          </table:table-cell>
          <table:table-cell table:number-columns-repeated="6"/>
        </table:table-row>
        <table:table-row table:style-name="ro1">
          <table:table-cell office:value-type="float" office:value="1073741824" calcext:value-type="float">
            <text:p>1073741824</text:p>
          </table:table-cell>
          <table:table-cell office:value-type="float" office:value="4" calcext:value-type="float">
            <text:p>4</text:p>
          </table:table-cell>
          <table:table-cell office:value-type="float" office:value="30.353395" calcext:value-type="float">
            <text:p>30.353395</text:p>
          </table:table-cell>
          <table:table-cell table:number-columns-repeated="6"/>
        </table:table-row>
        <table:table-row table:style-name="ro1">
          <table:table-cell office:value-type="float" office:value="1073741824" calcext:value-type="float">
            <text:p>1073741824</text:p>
          </table:table-cell>
          <table:table-cell office:value-type="float" office:value="5" calcext:value-type="float">
            <text:p>5</text:p>
          </table:table-cell>
          <table:table-cell office:value-type="float" office:value="30.286612" calcext:value-type="float">
            <text:p>30.286612</text:p>
          </table:table-cell>
          <table:table-cell table:number-columns-repeated="6"/>
        </table:table-row>
        <table:table-row table:style-name="ro1">
          <table:table-cell office:value-type="float" office:value="1073741824" calcext:value-type="float">
            <text:p>1073741824</text:p>
          </table:table-cell>
          <table:table-cell office:value-type="float" office:value="6" calcext:value-type="float">
            <text:p>6</text:p>
          </table:table-cell>
          <table:table-cell office:value-type="float" office:value="30.386215" calcext:value-type="float">
            <text:p>30.386215</text:p>
          </table:table-cell>
          <table:table-cell table:number-columns-repeated="6"/>
        </table:table-row>
        <table:table-row table:style-name="ro1">
          <table:table-cell office:value-type="float" office:value="1073741824" calcext:value-type="float">
            <text:p>1073741824</text:p>
          </table:table-cell>
          <table:table-cell office:value-type="float" office:value="7" calcext:value-type="float">
            <text:p>7</text:p>
          </table:table-cell>
          <table:table-cell office:value-type="float" office:value="30.355345" calcext:value-type="float">
            <text:p>30.355345</text:p>
          </table:table-cell>
          <table:table-cell table:number-columns-repeated="6"/>
        </table:table-row>
        <table:table-row table:style-name="ro1">
          <table:table-cell office:value-type="float" office:value="1073741824" calcext:value-type="float">
            <text:p>1073741824</text:p>
          </table:table-cell>
          <table:table-cell office:value-type="float" office:value="8" calcext:value-type="float">
            <text:p>8</text:p>
          </table:table-cell>
          <table:table-cell office:value-type="float" office:value="30.336382" calcext:value-type="float">
            <text:p>30.336382</text:p>
          </table:table-cell>
          <table:table-cell table:number-columns-repeated="6"/>
        </table:table-row>
        <table:table-row table:style-name="ro1">
          <table:table-cell office:value-type="float" office:value="1073741824" calcext:value-type="float">
            <text:p>1073741824</text:p>
          </table:table-cell>
          <table:table-cell office:value-type="float" office:value="9" calcext:value-type="float">
            <text:p>9</text:p>
          </table:table-cell>
          <table:table-cell office:value-type="float" office:value="30.367085" calcext:value-type="float">
            <text:p>30.367085</text:p>
          </table:table-cell>
          <table:table-cell table:number-columns-repeated="6"/>
        </table:table-row>
        <table:table-row table:style-name="ro1">
          <table:table-cell office:value-type="float" office:value="1073741824" calcext:value-type="float">
            <text:p>1073741824</text:p>
          </table:table-cell>
          <table:table-cell office:value-type="float" office:value="10" calcext:value-type="float">
            <text:p>10</text:p>
          </table:table-cell>
          <table:table-cell office:value-type="float" office:value="30.357424" calcext:value-type="float">
            <text:p>30.357424</text:p>
          </table:table-cell>
          <table:table-cell table:number-columns-repeated="6"/>
        </table:table-row>
        <table:table-row table:style-name="ro1">
          <table:table-cell office:value-type="float" office:value="1073741824" calcext:value-type="float">
            <text:p>1073741824</text:p>
          </table:table-cell>
          <table:table-cell office:value-type="float" office:value="11" calcext:value-type="float">
            <text:p>11</text:p>
          </table:table-cell>
          <table:table-cell office:value-type="float" office:value="30.301678" calcext:value-type="float">
            <text:p>30.301678</text:p>
          </table:table-cell>
          <table:table-cell table:number-columns-repeated="6"/>
        </table:table-row>
        <table:table-row table:style-name="ro1">
          <table:table-cell office:value-type="float" office:value="1073741824" calcext:value-type="float">
            <text:p>1073741824</text:p>
          </table:table-cell>
          <table:table-cell office:value-type="float" office:value="12" calcext:value-type="float">
            <text:p>12</text:p>
          </table:table-cell>
          <table:table-cell office:value-type="float" office:value="30.263165" calcext:value-type="float">
            <text:p>30.263165</text:p>
          </table:table-cell>
          <table:table-cell table:number-columns-repeated="6"/>
        </table:table-row>
        <table:table-row table:style-name="ro1">
          <table:table-cell office:value-type="float" office:value="1073741824" calcext:value-type="float">
            <text:p>1073741824</text:p>
          </table:table-cell>
          <table:table-cell office:value-type="float" office:value="13" calcext:value-type="float">
            <text:p>13</text:p>
          </table:table-cell>
          <table:table-cell office:value-type="float" office:value="30.38563" calcext:value-type="float">
            <text:p>30.38563</text:p>
          </table:table-cell>
          <table:table-cell table:number-columns-repeated="6"/>
        </table:table-row>
        <table:table-row table:style-name="ro1">
          <table:table-cell office:value-type="float" office:value="1073741824" calcext:value-type="float">
            <text:p>1073741824</text:p>
          </table:table-cell>
          <table:table-cell office:value-type="float" office:value="14" calcext:value-type="float">
            <text:p>14</text:p>
          </table:table-cell>
          <table:table-cell office:value-type="float" office:value="30.338142" calcext:value-type="float">
            <text:p>30.338142</text:p>
          </table:table-cell>
          <table:table-cell table:number-columns-repeated="6"/>
        </table:table-row>
        <table:table-row table:style-name="ro1">
          <table:table-cell office:value-type="float" office:value="1073741824" calcext:value-type="float">
            <text:p>1073741824</text:p>
          </table:table-cell>
          <table:table-cell office:value-type="float" office:value="15" calcext:value-type="float">
            <text:p>15</text:p>
          </table:table-cell>
          <table:table-cell office:value-type="float" office:value="30.59033" calcext:value-type="float">
            <text:p>30.59033</text:p>
          </table:table-cell>
          <table:table-cell table:number-columns-repeated="6"/>
        </table:table-row>
        <table:table-row table:style-name="ro1">
          <table:table-cell office:value-type="float" office:value="1073741824" calcext:value-type="float">
            <text:p>1073741824</text:p>
          </table:table-cell>
          <table:table-cell office:value-type="float" office:value="16" calcext:value-type="float">
            <text:p>16</text:p>
          </table:table-cell>
          <table:table-cell office:value-type="float" office:value="30.267256" calcext:value-type="float">
            <text:p>30.267256</text:p>
          </table:table-cell>
          <table:table-cell table:number-columns-repeated="6"/>
        </table:table-row>
        <table:table-row table:style-name="ro1">
          <table:table-cell office:value-type="float" office:value="1073741824" calcext:value-type="float">
            <text:p>1073741824</text:p>
          </table:table-cell>
          <table:table-cell office:value-type="float" office:value="17" calcext:value-type="float">
            <text:p>17</text:p>
          </table:table-cell>
          <table:table-cell office:value-type="float" office:value="30.247976" calcext:value-type="float">
            <text:p>30.247976</text:p>
          </table:table-cell>
          <table:table-cell table:number-columns-repeated="6"/>
        </table:table-row>
        <table:table-row table:style-name="ro1">
          <table:table-cell office:value-type="float" office:value="1073741824" calcext:value-type="float">
            <text:p>1073741824</text:p>
          </table:table-cell>
          <table:table-cell office:value-type="float" office:value="18" calcext:value-type="float">
            <text:p>18</text:p>
          </table:table-cell>
          <table:table-cell office:value-type="float" office:value="30.388439" calcext:value-type="float">
            <text:p>30.388439</text:p>
          </table:table-cell>
          <table:table-cell table:number-columns-repeated="6"/>
        </table:table-row>
        <table:table-row table:style-name="ro1">
          <table:table-cell office:value-type="float" office:value="1073741824" calcext:value-type="float">
            <text:p>1073741824</text:p>
          </table:table-cell>
          <table:table-cell office:value-type="float" office:value="19" calcext:value-type="float">
            <text:p>19</text:p>
          </table:table-cell>
          <table:table-cell office:value-type="float" office:value="30.29707" calcext:value-type="float">
            <text:p>30.29707</text:p>
          </table:table-cell>
          <table:table-cell table:number-columns-repeated="6"/>
        </table:table-row>
        <table:table-row table:style-name="ro1">
          <table:table-cell office:value-type="float" office:value="1073741824" calcext:value-type="float">
            <text:p>1073741824</text:p>
          </table:table-cell>
          <table:table-cell office:value-type="float" office:value="20" calcext:value-type="float">
            <text:p>20</text:p>
          </table:table-cell>
          <table:table-cell office:value-type="float" office:value="30.252527" calcext:value-type="float">
            <text:p>30.252527</text:p>
          </table:table-cell>
          <table:table-cell table:number-columns-repeated="6"/>
        </table:table-row>
        <table:table-row table:style-name="ro1">
          <table:table-cell office:value-type="float" office:value="1073741824" calcext:value-type="float">
            <text:p>1073741824</text:p>
          </table:table-cell>
          <table:table-cell office:value-type="float" office:value="21" calcext:value-type="float">
            <text:p>21</text:p>
          </table:table-cell>
          <table:table-cell office:value-type="float" office:value="30.390207" calcext:value-type="float">
            <text:p>30.390207</text:p>
          </table:table-cell>
          <table:table-cell table:number-columns-repeated="6"/>
        </table:table-row>
        <table:table-row table:style-name="ro1">
          <table:table-cell office:value-type="float" office:value="1073741824" calcext:value-type="float">
            <text:p>1073741824</text:p>
          </table:table-cell>
          <table:table-cell office:value-type="float" office:value="22" calcext:value-type="float">
            <text:p>22</text:p>
          </table:table-cell>
          <table:table-cell office:value-type="float" office:value="30.284393" calcext:value-type="float">
            <text:p>30.284393</text:p>
          </table:table-cell>
          <table:table-cell table:number-columns-repeated="6"/>
        </table:table-row>
        <table:table-row table:style-name="ro1">
          <table:table-cell office:value-type="float" office:value="1073741824" calcext:value-type="float">
            <text:p>1073741824</text:p>
          </table:table-cell>
          <table:table-cell office:value-type="float" office:value="23" calcext:value-type="float">
            <text:p>23</text:p>
          </table:table-cell>
          <table:table-cell office:value-type="float" office:value="30.377628" calcext:value-type="float">
            <text:p>30.377628</text:p>
          </table:table-cell>
          <table:table-cell table:number-columns-repeated="6"/>
        </table:table-row>
        <table:table-row table:style-name="ro1">
          <table:table-cell office:value-type="float" office:value="1073741824" calcext:value-type="float">
            <text:p>1073741824</text:p>
          </table:table-cell>
          <table:table-cell office:value-type="float" office:value="24" calcext:value-type="float">
            <text:p>24</text:p>
          </table:table-cell>
          <table:table-cell office:value-type="float" office:value="30.222446" calcext:value-type="float">
            <text:p>30.222446</text:p>
          </table:table-cell>
          <table:table-cell table:number-columns-repeated="6"/>
        </table:table-row>
        <table:table-row table:style-name="ro1">
          <table:table-cell office:value-type="float" office:value="1073741824" calcext:value-type="float">
            <text:p>1073741824</text:p>
          </table:table-cell>
          <table:table-cell office:value-type="float" office:value="25" calcext:value-type="float">
            <text:p>25</text:p>
          </table:table-cell>
          <table:table-cell office:value-type="float" office:value="30.826302" calcext:value-type="float">
            <text:p>30.826302</text:p>
          </table:table-cell>
          <table:table-cell table:number-columns-repeated="6"/>
        </table:table-row>
        <table:table-row table:style-name="ro1">
          <table:table-cell office:value-type="float" office:value="1073741824" calcext:value-type="float">
            <text:p>1073741824</text:p>
          </table:table-cell>
          <table:table-cell office:value-type="float" office:value="26" calcext:value-type="float">
            <text:p>26</text:p>
          </table:table-cell>
          <table:table-cell office:value-type="float" office:value="30.342815" calcext:value-type="float">
            <text:p>30.342815</text:p>
          </table:table-cell>
          <table:table-cell table:number-columns-repeated="6"/>
        </table:table-row>
        <table:table-row table:style-name="ro1">
          <table:table-cell office:value-type="float" office:value="1073741824" calcext:value-type="float">
            <text:p>1073741824</text:p>
          </table:table-cell>
          <table:table-cell office:value-type="float" office:value="27" calcext:value-type="float">
            <text:p>27</text:p>
          </table:table-cell>
          <table:table-cell office:value-type="float" office:value="30.334848" calcext:value-type="float">
            <text:p>30.334848</text:p>
          </table:table-cell>
          <table:table-cell table:number-columns-repeated="6"/>
        </table:table-row>
        <table:table-row table:style-name="ro1">
          <table:table-cell office:value-type="float" office:value="1073741824" calcext:value-type="float">
            <text:p>1073741824</text:p>
          </table:table-cell>
          <table:table-cell office:value-type="float" office:value="28" calcext:value-type="float">
            <text:p>28</text:p>
          </table:table-cell>
          <table:table-cell office:value-type="float" office:value="30.394781" calcext:value-type="float">
            <text:p>30.394781</text:p>
          </table:table-cell>
          <table:table-cell table:number-columns-repeated="6"/>
        </table:table-row>
        <table:table-row table:style-name="ro1">
          <table:table-cell office:value-type="float" office:value="1073741824" calcext:value-type="float">
            <text:p>1073741824</text:p>
          </table:table-cell>
          <table:table-cell office:value-type="float" office:value="29" calcext:value-type="float">
            <text:p>29</text:p>
          </table:table-cell>
          <table:table-cell office:value-type="float" office:value="30.389744" calcext:value-type="float">
            <text:p>30.389744</text:p>
          </table:table-cell>
          <table:table-cell table:number-columns-repeated="6"/>
        </table:table-row>
        <table:table-row table:style-name="ro1">
          <table:table-cell office:value-type="float" office:value="1073741824" calcext:value-type="float">
            <text:p>1073741824</text:p>
          </table:table-cell>
          <table:table-cell office:value-type="float" office:value="30" calcext:value-type="float">
            <text:p>30</text:p>
          </table:table-cell>
          <table:table-cell office:value-type="float" office:value="30.274799" calcext:value-type="float">
            <text:p>30.274799</text:p>
          </table:table-cell>
          <table:table-cell table:number-columns-repeated="6"/>
        </table:table-row>
        <table:table-row table:style-name="ro1">
          <table:table-cell office:value-type="float" office:value="1073741824" calcext:value-type="float">
            <text:p>1073741824</text:p>
          </table:table-cell>
          <table:table-cell office:value-type="float" office:value="31" calcext:value-type="float">
            <text:p>31</text:p>
          </table:table-cell>
          <table:table-cell office:value-type="float" office:value="30.331306" calcext:value-type="float">
            <text:p>30.331306</text:p>
          </table:table-cell>
          <table:table-cell table:number-columns-repeated="6"/>
        </table:table-row>
        <table:table-row table:style-name="ro1">
          <table:table-cell office:value-type="float" office:value="1073741824" calcext:value-type="float">
            <text:p>1073741824</text:p>
          </table:table-cell>
          <table:table-cell office:value-type="float" office:value="32" calcext:value-type="float">
            <text:p>32</text:p>
          </table:table-cell>
          <table:table-cell office:value-type="float" office:value="30.274593" calcext:value-type="float">
            <text:p>30.274593</text:p>
          </table:table-cell>
          <table:table-cell table:number-columns-repeated="6"/>
        </table:table-row>
        <table:table-row table:style-name="ro1">
          <table:table-cell office:value-type="float" office:value="1073741824" calcext:value-type="float">
            <text:p>1073741824</text:p>
          </table:table-cell>
          <table:table-cell office:value-type="float" office:value="33" calcext:value-type="float">
            <text:p>33</text:p>
          </table:table-cell>
          <table:table-cell office:value-type="float" office:value="30.444622" calcext:value-type="float">
            <text:p>30.444622</text:p>
          </table:table-cell>
          <table:table-cell table:number-columns-repeated="6"/>
        </table:table-row>
        <table:table-row table:style-name="ro1">
          <table:table-cell office:value-type="float" office:value="1073741824" calcext:value-type="float">
            <text:p>1073741824</text:p>
          </table:table-cell>
          <table:table-cell office:value-type="float" office:value="34" calcext:value-type="float">
            <text:p>34</text:p>
          </table:table-cell>
          <table:table-cell office:value-type="float" office:value="30.388773" calcext:value-type="float">
            <text:p>30.388773</text:p>
          </table:table-cell>
          <table:table-cell table:number-columns-repeated="6"/>
        </table:table-row>
        <table:table-row table:style-name="ro1">
          <table:table-cell office:value-type="float" office:value="1073741824" calcext:value-type="float">
            <text:p>1073741824</text:p>
          </table:table-cell>
          <table:table-cell office:value-type="float" office:value="35" calcext:value-type="float">
            <text:p>35</text:p>
          </table:table-cell>
          <table:table-cell office:value-type="float" office:value="30.37981" calcext:value-type="float">
            <text:p>30.37981</text:p>
          </table:table-cell>
          <table:table-cell table:number-columns-repeated="6"/>
        </table:table-row>
        <table:table-row table:style-name="ro1">
          <table:table-cell office:value-type="float" office:value="1073741824" calcext:value-type="float">
            <text:p>1073741824</text:p>
          </table:table-cell>
          <table:table-cell office:value-type="float" office:value="36" calcext:value-type="float">
            <text:p>36</text:p>
          </table:table-cell>
          <table:table-cell office:value-type="float" office:value="30.28141" calcext:value-type="float">
            <text:p>30.28141</text:p>
          </table:table-cell>
          <table:table-cell table:number-columns-repeated="6"/>
        </table:table-row>
        <table:table-row table:style-name="ro1">
          <table:table-cell office:value-type="float" office:value="1073741824" calcext:value-type="float">
            <text:p>1073741824</text:p>
          </table:table-cell>
          <table:table-cell office:value-type="float" office:value="37" calcext:value-type="float">
            <text:p>37</text:p>
          </table:table-cell>
          <table:table-cell office:value-type="float" office:value="30.295916" calcext:value-type="float">
            <text:p>30.295916</text:p>
          </table:table-cell>
          <table:table-cell table:number-columns-repeated="6"/>
        </table:table-row>
        <table:table-row table:style-name="ro1">
          <table:table-cell office:value-type="float" office:value="1073741824" calcext:value-type="float">
            <text:p>1073741824</text:p>
          </table:table-cell>
          <table:table-cell office:value-type="float" office:value="38" calcext:value-type="float">
            <text:p>38</text:p>
          </table:table-cell>
          <table:table-cell office:value-type="float" office:value="30.261131" calcext:value-type="float">
            <text:p>30.261131</text:p>
          </table:table-cell>
          <table:table-cell table:number-columns-repeated="6"/>
        </table:table-row>
        <table:table-row table:style-name="ro1">
          <table:table-cell office:value-type="float" office:value="1073741824" calcext:value-type="float">
            <text:p>1073741824</text:p>
          </table:table-cell>
          <table:table-cell office:value-type="float" office:value="39" calcext:value-type="float">
            <text:p>39</text:p>
          </table:table-cell>
          <table:table-cell office:value-type="float" office:value="30.277925" calcext:value-type="float">
            <text:p>30.277925</text:p>
          </table:table-cell>
          <table:table-cell table:number-columns-repeated="6"/>
        </table:table-row>
        <table:table-row table:style-name="ro1">
          <table:table-cell office:value-type="float" office:value="1073741824" calcext:value-type="float">
            <text:p>1073741824</text:p>
          </table:table-cell>
          <table:table-cell office:value-type="float" office:value="40" calcext:value-type="float">
            <text:p>40</text:p>
          </table:table-cell>
          <table:table-cell office:value-type="float" office:value="30.24539" calcext:value-type="float">
            <text:p>30.24539</text:p>
          </table:table-cell>
          <table:table-cell table:number-columns-repeated="6"/>
        </table:table-row>
        <table:table-row table:style-name="ro1">
          <table:table-cell office:value-type="float" office:value="1073741824" calcext:value-type="float">
            <text:p>1073741824</text:p>
          </table:table-cell>
          <table:table-cell office:value-type="float" office:value="41" calcext:value-type="float">
            <text:p>41</text:p>
          </table:table-cell>
          <table:table-cell office:value-type="float" office:value="30.348307" calcext:value-type="float">
            <text:p>30.348307</text:p>
          </table:table-cell>
          <table:table-cell table:number-columns-repeated="6"/>
        </table:table-row>
        <table:table-row table:style-name="ro1">
          <table:table-cell office:value-type="float" office:value="1073741824" calcext:value-type="float">
            <text:p>1073741824</text:p>
          </table:table-cell>
          <table:table-cell office:value-type="float" office:value="42" calcext:value-type="float">
            <text:p>42</text:p>
          </table:table-cell>
          <table:table-cell office:value-type="float" office:value="30.28603" calcext:value-type="float">
            <text:p>30.28603</text:p>
          </table:table-cell>
          <table:table-cell table:number-columns-repeated="6"/>
        </table:table-row>
        <table:table-row table:style-name="ro1">
          <table:table-cell office:value-type="float" office:value="1073741824" calcext:value-type="float">
            <text:p>1073741824</text:p>
          </table:table-cell>
          <table:table-cell office:value-type="float" office:value="43" calcext:value-type="float">
            <text:p>43</text:p>
          </table:table-cell>
          <table:table-cell office:value-type="float" office:value="30.328693" calcext:value-type="float">
            <text:p>30.328693</text:p>
          </table:table-cell>
          <table:table-cell table:number-columns-repeated="6"/>
        </table:table-row>
        <table:table-row table:style-name="ro1">
          <table:table-cell office:value-type="float" office:value="1073741824" calcext:value-type="float">
            <text:p>1073741824</text:p>
          </table:table-cell>
          <table:table-cell office:value-type="float" office:value="44" calcext:value-type="float">
            <text:p>44</text:p>
          </table:table-cell>
          <table:table-cell office:value-type="float" office:value="30.273752" calcext:value-type="float">
            <text:p>30.273752</text:p>
          </table:table-cell>
          <table:table-cell table:number-columns-repeated="6"/>
        </table:table-row>
        <table:table-row table:style-name="ro1">
          <table:table-cell office:value-type="float" office:value="1073741824" calcext:value-type="float">
            <text:p>1073741824</text:p>
          </table:table-cell>
          <table:table-cell office:value-type="float" office:value="45" calcext:value-type="float">
            <text:p>45</text:p>
          </table:table-cell>
          <table:table-cell office:value-type="float" office:value="30.22303" calcext:value-type="float">
            <text:p>30.22303</text:p>
          </table:table-cell>
          <table:table-cell table:number-columns-repeated="6"/>
        </table:table-row>
        <table:table-row table:style-name="ro1">
          <table:table-cell office:value-type="float" office:value="1073741824" calcext:value-type="float">
            <text:p>1073741824</text:p>
          </table:table-cell>
          <table:table-cell office:value-type="float" office:value="46" calcext:value-type="float">
            <text:p>46</text:p>
          </table:table-cell>
          <table:table-cell office:value-type="float" office:value="30.311954" calcext:value-type="float">
            <text:p>30.311954</text:p>
          </table:table-cell>
          <table:table-cell table:number-columns-repeated="6"/>
        </table:table-row>
        <table:table-row table:style-name="ro1">
          <table:table-cell office:value-type="float" office:value="1073741824" calcext:value-type="float">
            <text:p>1073741824</text:p>
          </table:table-cell>
          <table:table-cell office:value-type="float" office:value="47" calcext:value-type="float">
            <text:p>47</text:p>
          </table:table-cell>
          <table:table-cell office:value-type="float" office:value="30.363129" calcext:value-type="float">
            <text:p>30.363129</text:p>
          </table:table-cell>
          <table:table-cell table:number-columns-repeated="6"/>
        </table:table-row>
        <table:table-row table:style-name="ro1">
          <table:table-cell office:value-type="float" office:value="1073741824" calcext:value-type="float">
            <text:p>1073741824</text:p>
          </table:table-cell>
          <table:table-cell office:value-type="float" office:value="48" calcext:value-type="float">
            <text:p>48</text:p>
          </table:table-cell>
          <table:table-cell office:value-type="float" office:value="30.767582" calcext:value-type="float">
            <text:p>30.767582</text:p>
          </table:table-cell>
          <table:table-cell table:number-columns-repeated="6"/>
        </table:table-row>
        <table:table-row table:style-name="ro1">
          <table:table-cell office:value-type="float" office:value="1073741824" calcext:value-type="float">
            <text:p>1073741824</text:p>
          </table:table-cell>
          <table:table-cell office:value-type="float" office:value="49" calcext:value-type="float">
            <text:p>49</text:p>
          </table:table-cell>
          <table:table-cell office:value-type="float" office:value="30.702791" calcext:value-type="float">
            <text:p>30.702791</text:p>
          </table:table-cell>
          <table:table-cell table:number-columns-repeated="6"/>
        </table:table-row>
        <table:table-row table:style-name="ro1">
          <table:table-cell office:value-type="float" office:value="1073741824" calcext:value-type="float">
            <text:p>1073741824</text:p>
          </table:table-cell>
          <table:table-cell office:value-type="float" office:value="50" calcext:value-type="float">
            <text:p>50</text:p>
          </table:table-cell>
          <table:table-cell office:value-type="float" office:value="30.741632" calcext:value-type="float">
            <text:p>30.741632</text:p>
          </table:table-cell>
          <table:table-cell table:number-columns-repeated="6"/>
        </table:table-row>
        <table:table-row table:style-name="ro1">
          <table:table-cell office:value-type="float" office:value="1073741824" calcext:value-type="float">
            <text:p>1073741824</text:p>
          </table:table-cell>
          <table:table-cell office:value-type="float" office:value="51" calcext:value-type="float">
            <text:p>51</text:p>
          </table:table-cell>
          <table:table-cell office:value-type="float" office:value="30.758738" calcext:value-type="float">
            <text:p>30.758738</text:p>
          </table:table-cell>
          <table:table-cell table:number-columns-repeated="6"/>
        </table:table-row>
        <table:table-row table:style-name="ro1">
          <table:table-cell office:value-type="float" office:value="1073741824" calcext:value-type="float">
            <text:p>1073741824</text:p>
          </table:table-cell>
          <table:table-cell office:value-type="float" office:value="52" calcext:value-type="float">
            <text:p>52</text:p>
          </table:table-cell>
          <table:table-cell office:value-type="float" office:value="30.589479" calcext:value-type="float">
            <text:p>30.589479</text:p>
          </table:table-cell>
          <table:table-cell table:number-columns-repeated="6"/>
        </table:table-row>
        <table:table-row table:style-name="ro1">
          <table:table-cell office:value-type="float" office:value="1073741824" calcext:value-type="float">
            <text:p>1073741824</text:p>
          </table:table-cell>
          <table:table-cell office:value-type="float" office:value="53" calcext:value-type="float">
            <text:p>53</text:p>
          </table:table-cell>
          <table:table-cell office:value-type="float" office:value="30.72525" calcext:value-type="float">
            <text:p>30.72525</text:p>
          </table:table-cell>
          <table:table-cell table:number-columns-repeated="6"/>
        </table:table-row>
        <table:table-row table:style-name="ro1">
          <table:table-cell office:value-type="float" office:value="1073741824" calcext:value-type="float">
            <text:p>1073741824</text:p>
          </table:table-cell>
          <table:table-cell office:value-type="float" office:value="54" calcext:value-type="float">
            <text:p>54</text:p>
          </table:table-cell>
          <table:table-cell office:value-type="float" office:value="30.611197" calcext:value-type="float">
            <text:p>30.611197</text:p>
          </table:table-cell>
          <table:table-cell table:number-columns-repeated="6"/>
        </table:table-row>
        <table:table-row table:style-name="ro1">
          <table:table-cell office:value-type="float" office:value="1073741824" calcext:value-type="float">
            <text:p>1073741824</text:p>
          </table:table-cell>
          <table:table-cell office:value-type="float" office:value="55" calcext:value-type="float">
            <text:p>55</text:p>
          </table:table-cell>
          <table:table-cell office:value-type="float" office:value="30.637575" calcext:value-type="float">
            <text:p>30.637575</text:p>
          </table:table-cell>
          <table:table-cell table:number-columns-repeated="6"/>
        </table:table-row>
        <table:table-row table:style-name="ro1">
          <table:table-cell office:value-type="float" office:value="1073741824" calcext:value-type="float">
            <text:p>1073741824</text:p>
          </table:table-cell>
          <table:table-cell office:value-type="float" office:value="56" calcext:value-type="float">
            <text:p>56</text:p>
          </table:table-cell>
          <table:table-cell office:value-type="float" office:value="30.535271" calcext:value-type="float">
            <text:p>30.535271</text:p>
          </table:table-cell>
          <table:table-cell table:number-columns-repeated="6"/>
        </table:table-row>
        <table:table-row table:style-name="ro1">
          <table:table-cell office:value-type="float" office:value="1073741824" calcext:value-type="float">
            <text:p>1073741824</text:p>
          </table:table-cell>
          <table:table-cell office:value-type="float" office:value="57" calcext:value-type="float">
            <text:p>57</text:p>
          </table:table-cell>
          <table:table-cell office:value-type="float" office:value="30.637676" calcext:value-type="float">
            <text:p>30.637676</text:p>
          </table:table-cell>
          <table:table-cell table:number-columns-repeated="6"/>
        </table:table-row>
        <table:table-row table:style-name="ro1">
          <table:table-cell office:value-type="float" office:value="1073741824" calcext:value-type="float">
            <text:p>1073741824</text:p>
          </table:table-cell>
          <table:table-cell office:value-type="float" office:value="58" calcext:value-type="float">
            <text:p>58</text:p>
          </table:table-cell>
          <table:table-cell office:value-type="float" office:value="30.643538" calcext:value-type="float">
            <text:p>30.643538</text:p>
          </table:table-cell>
          <table:table-cell table:number-columns-repeated="6"/>
        </table:table-row>
        <table:table-row table:style-name="ro1">
          <table:table-cell office:value-type="float" office:value="1073741824" calcext:value-type="float">
            <text:p>1073741824</text:p>
          </table:table-cell>
          <table:table-cell office:value-type="float" office:value="59" calcext:value-type="float">
            <text:p>59</text:p>
          </table:table-cell>
          <table:table-cell office:value-type="float" office:value="30.638079" calcext:value-type="float">
            <text:p>30.638079</text:p>
          </table:table-cell>
          <table:table-cell table:number-columns-repeated="6"/>
        </table:table-row>
        <table:table-row table:style-name="ro1">
          <table:table-cell office:value-type="float" office:value="1073741824" calcext:value-type="float">
            <text:p>1073741824</text:p>
          </table:table-cell>
          <table:table-cell office:value-type="float" office:value="60" calcext:value-type="float">
            <text:p>60</text:p>
          </table:table-cell>
          <table:table-cell office:value-type="float" office:value="30.624468" calcext:value-type="float">
            <text:p>30.624468</text:p>
          </table:table-cell>
          <table:table-cell table:number-columns-repeated="6"/>
        </table:table-row>
        <table:table-row table:style-name="ro1">
          <table:table-cell office:value-type="float" office:value="1073741824" calcext:value-type="float">
            <text:p>1073741824</text:p>
          </table:table-cell>
          <table:table-cell office:value-type="float" office:value="61" calcext:value-type="float">
            <text:p>61</text:p>
          </table:table-cell>
          <table:table-cell office:value-type="float" office:value="30.670568" calcext:value-type="float">
            <text:p>30.670568</text:p>
          </table:table-cell>
          <table:table-cell table:number-columns-repeated="6"/>
        </table:table-row>
        <table:table-row table:style-name="ro1">
          <table:table-cell office:value-type="float" office:value="1073741824" calcext:value-type="float">
            <text:p>1073741824</text:p>
          </table:table-cell>
          <table:table-cell office:value-type="float" office:value="62" calcext:value-type="float">
            <text:p>62</text:p>
          </table:table-cell>
          <table:table-cell office:value-type="float" office:value="30.652178" calcext:value-type="float">
            <text:p>30.652178</text:p>
          </table:table-cell>
          <table:table-cell table:number-columns-repeated="6"/>
        </table:table-row>
        <table:table-row table:style-name="ro1">
          <table:table-cell office:value-type="float" office:value="1073741824" calcext:value-type="float">
            <text:p>1073741824</text:p>
          </table:table-cell>
          <table:table-cell office:value-type="float" office:value="63" calcext:value-type="float">
            <text:p>63</text:p>
          </table:table-cell>
          <table:table-cell office:value-type="float" office:value="30.624502" calcext:value-type="float">
            <text:p>30.624502</text:p>
          </table:table-cell>
          <table:table-cell table:number-columns-repeated="6"/>
        </table:table-row>
        <table:table-row table:style-name="ro1">
          <table:table-cell office:value-type="float" office:value="1073741824" calcext:value-type="float">
            <text:p>1073741824</text:p>
          </table:table-cell>
          <table:table-cell office:value-type="float" office:value="64" calcext:value-type="float">
            <text:p>64</text:p>
          </table:table-cell>
          <table:table-cell office:value-type="float" office:value="30.470362" calcext:value-type="float">
            <text:p>30.470362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3T23:38:44.554016011</meta:creation-date>
    <dc:date>2024-05-03T23:52:56.140098951</dc:date>
    <meta:editing-duration>PT14M10S</meta:editing-duration>
    <meta:editing-cycles>3</meta:editing-cycles>
    <meta:generator>LibreOffice/7.3.7.2$Linux_X86_64 LibreOffice_project/30$Build-2</meta:generator>
    <meta:document-statistic meta:table-count="1" meta:cell-count="1113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color="#000000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minimum="0" chart:maximum="64" chart:origin="0" chart:interval-major="8" chart:interval-minor-divisor="4" chart:reverse-direction="false" text:line-break="false" loext:try-staggering-first="false" chart:link-data-style-to-source="true" chart:axis-position="0"/>
      <style:graphic-properties svg:stroke-color="#b3b3b3"/>
      <style:text-properties fo:color="#000000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0000"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interval-major="100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color="#000000" fo:font-size="10pt" style:font-size-asian="10pt" style:font-size-complex="10pt"/>
    </style:style>
    <style:style style:name="ch8" style:family="chart">
      <style:chart-properties chart:auto-position="true" style:rotation-angle="90"/>
      <style:text-properties fo:color="#000000"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096cm" svg:y="0.316cm" chart:style-name="ch2">
          <text:p>Unaligned Loads - Cache Throughput</text:p>
        </chart:title>
        <chart:legend chart:legend-position="top" svg:x="2.578cm" svg:y="1.306cm" style:legend-expansion="wide" chart:style-name="ch3"/>
        <chart:plot-area chart:style-name="ch4" table:cell-range-address="Sheet1.E1:Sheet1.I66" chart:data-source-has-labels="row" svg:x="1.321cm" svg:y="2.09cm" svg:width="14.359cm" svg:height="5.759cm">
          <chart:coordinate-region svg:x="2.144cm" svg:y="2.292cm" svg:width="13.344cm" svg:height="4.904cm"/>
          <chart:axis chart:dimension="x" chart:name="primary-x" chart:style-name="ch5">
            <chart:title svg:x="6.94cm" svg:y="8.029cm" chart:style-name="ch6">
              <text:p>Read Addr. Alignment</text:p>
            </chart:title>
          </chart:axis>
          <chart:axis chart:dimension="y" chart:name="primary-y" chart:style-name="ch7">
            <chart:title svg:x="0.451cm" svg:y="6.667cm" chart:style-name="ch8">
              <text:p>Read Throughput (gb/s)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Sheet1.F2:Sheet1.F66" chart:label-cell-address="Sheet1.F1:Sheet1.F1" chart:class="chart:scatter">
            <chart:domain table:cell-range-address="Sheet1.E2:Sheet1.E66"/>
            <chart:data-point chart:repeated="65"/>
          </chart:series>
          <chart:series chart:style-name="ch12" chart:values-cell-range-address="Sheet1.G2:Sheet1.G66" chart:label-cell-address="Sheet1.G1:Sheet1.G1" chart:class="chart:scatter">
            <chart:data-point chart:repeated="65"/>
          </chart:series>
          <chart:series chart:style-name="ch13" chart:values-cell-range-address="Sheet1.H2:Sheet1.H66" chart:label-cell-address="Sheet1.H1:Sheet1.H1" chart:class="chart:scatter">
            <chart:data-point chart:repeated="65"/>
          </chart:series>
          <chart:series chart:style-name="ch14" chart:values-cell-range-address="Sheet1.I2:Sheet1.I66" chart:label-cell-address="Sheet1.I1:Sheet1.I1" chart:class="chart:scatter">
            <chart:data-point chart:repeated="6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32768 bytes</text:p>
                <draw:g>
                  <svg:desc>Sheet1.F1:Sheet1.F1</svg:desc>
                </draw:g>
              </table:table-cell>
              <table:table-cell office:value-type="string">
                <text:p>262144</text:p>
                <draw:g>
                  <svg:desc>Sheet1.G1:Sheet1.G1</svg:desc>
                </draw:g>
              </table:table-cell>
              <table:table-cell office:value-type="string">
                <text:p>8388608</text:p>
                <draw:g>
                  <svg:desc>Sheet1.H1:Sheet1.H1</svg:desc>
                </draw:g>
              </table:table-cell>
              <table:table-cell office:value-type="string">
                <text:p>1073741824</text:p>
                <draw:g>
                  <svg:desc>Sheet1.I1:Sheet1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E2:Sheet1.E66</svg:desc>
                </draw:g>
              </table:table-cell>
              <table:table-cell office:value-type="float" office:value="469.671234">
                <text:p>469.671234</text:p>
                <draw:g>
                  <svg:desc>Sheet1.F2:Sheet1.F66</svg:desc>
                </draw:g>
              </table:table-cell>
              <table:table-cell office:value-type="float" office:value="209.786407">
                <text:p>209.786407</text:p>
                <draw:g>
                  <svg:desc>Sheet1.G2:Sheet1.G66</svg:desc>
                </draw:g>
              </table:table-cell>
              <table:table-cell office:value-type="float" office:value="99.953094">
                <text:p>99.953094</text:p>
                <draw:g>
                  <svg:desc>Sheet1.H2:Sheet1.H66</svg:desc>
                </draw:g>
              </table:table-cell>
              <table:table-cell office:value-type="float" office:value="30.23966">
                <text:p>30.23966</text:p>
                <draw:g>
                  <svg:desc>Sheet1.I2:Sheet1.I6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02.925552">
                <text:p>202.925552</text:p>
              </table:table-cell>
              <table:table-cell office:value-type="float" office:value="128.057266">
                <text:p>128.057266</text:p>
              </table:table-cell>
              <table:table-cell office:value-type="float" office:value="93.738518">
                <text:p>93.738518</text:p>
              </table:table-cell>
              <table:table-cell office:value-type="float" office:value="30.47752">
                <text:p>30.477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02.441696">
                <text:p>202.441696</text:p>
              </table:table-cell>
              <table:table-cell office:value-type="float" office:value="126.380714">
                <text:p>126.380714</text:p>
              </table:table-cell>
              <table:table-cell office:value-type="float" office:value="93.696861">
                <text:p>93.696861</text:p>
              </table:table-cell>
              <table:table-cell office:value-type="float" office:value="30.405682">
                <text:p>30.4056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03.49707">
                <text:p>203.49707</text:p>
              </table:table-cell>
              <table:table-cell office:value-type="float" office:value="127.733643">
                <text:p>127.733643</text:p>
              </table:table-cell>
              <table:table-cell office:value-type="float" office:value="90.897736">
                <text:p>90.897736</text:p>
              </table:table-cell>
              <table:table-cell office:value-type="float" office:value="30.459513">
                <text:p>30.4595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54.942947">
                <text:p>254.942947</text:p>
              </table:table-cell>
              <table:table-cell office:value-type="float" office:value="143.097214">
                <text:p>143.097214</text:p>
              </table:table-cell>
              <table:table-cell office:value-type="float" office:value="96.745872">
                <text:p>96.745872</text:p>
              </table:table-cell>
              <table:table-cell office:value-type="float" office:value="30.353395">
                <text:p>30.3533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202.25238">
                <text:p>202.25238</text:p>
              </table:table-cell>
              <table:table-cell office:value-type="float" office:value="126.381386">
                <text:p>126.381386</text:p>
              </table:table-cell>
              <table:table-cell office:value-type="float" office:value="93.322922">
                <text:p>93.322922</text:p>
              </table:table-cell>
              <table:table-cell office:value-type="float" office:value="30.286612">
                <text:p>30.2866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202.642578">
                <text:p>202.642578</text:p>
              </table:table-cell>
              <table:table-cell office:value-type="float" office:value="128.277069">
                <text:p>128.277069</text:p>
              </table:table-cell>
              <table:table-cell office:value-type="float" office:value="93.879578">
                <text:p>93.879578</text:p>
              </table:table-cell>
              <table:table-cell office:value-type="float" office:value="30.386215">
                <text:p>30.3862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02.39415">
                <text:p>202.39415</text:p>
              </table:table-cell>
              <table:table-cell office:value-type="float" office:value="127.716133">
                <text:p>127.716133</text:p>
              </table:table-cell>
              <table:table-cell office:value-type="float" office:value="94.525841">
                <text:p>94.525841</text:p>
              </table:table-cell>
              <table:table-cell office:value-type="float" office:value="30.355345">
                <text:p>30.3553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255.002731">
                <text:p>255.002731</text:p>
              </table:table-cell>
              <table:table-cell office:value-type="float" office:value="142.396866">
                <text:p>142.396866</text:p>
              </table:table-cell>
              <table:table-cell office:value-type="float" office:value="96.258202">
                <text:p>96.258202</text:p>
              </table:table-cell>
              <table:table-cell office:value-type="float" office:value="30.336382">
                <text:p>30.3363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200.116898">
                <text:p>200.116898</text:p>
              </table:table-cell>
              <table:table-cell office:value-type="float" office:value="128.214157">
                <text:p>128.214157</text:p>
              </table:table-cell>
              <table:table-cell office:value-type="float" office:value="93.895187">
                <text:p>93.895187</text:p>
              </table:table-cell>
              <table:table-cell office:value-type="float" office:value="30.367085">
                <text:p>30.3670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200.145325">
                <text:p>200.145325</text:p>
              </table:table-cell>
              <table:table-cell office:value-type="float" office:value="126.372444">
                <text:p>126.372444</text:p>
              </table:table-cell>
              <table:table-cell office:value-type="float" office:value="95.609291">
                <text:p>95.609291</text:p>
              </table:table-cell>
              <table:table-cell office:value-type="float" office:value="30.357424">
                <text:p>30.35742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200.065201">
                <text:p>200.065201</text:p>
              </table:table-cell>
              <table:table-cell office:value-type="float" office:value="127.284744">
                <text:p>127.284744</text:p>
              </table:table-cell>
              <table:table-cell office:value-type="float" office:value="94.632088">
                <text:p>94.632088</text:p>
              </table:table-cell>
              <table:table-cell office:value-type="float" office:value="30.301678">
                <text:p>30.30167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259.403412">
                <text:p>259.403412</text:p>
              </table:table-cell>
              <table:table-cell office:value-type="float" office:value="140.665237">
                <text:p>140.665237</text:p>
              </table:table-cell>
              <table:table-cell office:value-type="float" office:value="96.886124">
                <text:p>96.886124</text:p>
              </table:table-cell>
              <table:table-cell office:value-type="float" office:value="30.263165">
                <text:p>30.26316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200.127457">
                <text:p>200.127457</text:p>
              </table:table-cell>
              <table:table-cell office:value-type="float" office:value="127.571037">
                <text:p>127.571037</text:p>
              </table:table-cell>
              <table:table-cell office:value-type="float" office:value="93.246216">
                <text:p>93.246216</text:p>
              </table:table-cell>
              <table:table-cell office:value-type="float" office:value="30.38563">
                <text:p>30.385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200.126892">
                <text:p>200.126892</text:p>
              </table:table-cell>
              <table:table-cell office:value-type="float" office:value="128.369095">
                <text:p>128.369095</text:p>
              </table:table-cell>
              <table:table-cell office:value-type="float" office:value="94.520737">
                <text:p>94.520737</text:p>
              </table:table-cell>
              <table:table-cell office:value-type="float" office:value="30.338142">
                <text:p>30.33814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200.203018">
                <text:p>200.203018</text:p>
              </table:table-cell>
              <table:table-cell office:value-type="float" office:value="127.689537">
                <text:p>127.689537</text:p>
              </table:table-cell>
              <table:table-cell office:value-type="float" office:value="94.239311">
                <text:p>94.239311</text:p>
              </table:table-cell>
              <table:table-cell office:value-type="float" office:value="30.59033">
                <text:p>30.590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254.931625">
                <text:p>254.931625</text:p>
              </table:table-cell>
              <table:table-cell office:value-type="float" office:value="141.93924">
                <text:p>141.93924</text:p>
              </table:table-cell>
              <table:table-cell office:value-type="float" office:value="94.065186">
                <text:p>94.065186</text:p>
              </table:table-cell>
              <table:table-cell office:value-type="float" office:value="30.267256">
                <text:p>30.2672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200.138">
                <text:p>200.138</text:p>
              </table:table-cell>
              <table:table-cell office:value-type="float" office:value="127.500015">
                <text:p>127.500015</text:p>
              </table:table-cell>
              <table:table-cell office:value-type="float" office:value="94.48745">
                <text:p>94.48745</text:p>
              </table:table-cell>
              <table:table-cell office:value-type="float" office:value="30.247976">
                <text:p>30.24797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200.118744">
                <text:p>200.118744</text:p>
              </table:table-cell>
              <table:table-cell office:value-type="float" office:value="128.481125">
                <text:p>128.481125</text:p>
              </table:table-cell>
              <table:table-cell office:value-type="float" office:value="94.799545">
                <text:p>94.799545</text:p>
              </table:table-cell>
              <table:table-cell office:value-type="float" office:value="30.388439">
                <text:p>30.38843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200.13588">
                <text:p>200.13588</text:p>
              </table:table-cell>
              <table:table-cell office:value-type="float" office:value="126.271423">
                <text:p>126.271423</text:p>
              </table:table-cell>
              <table:table-cell office:value-type="float" office:value="93.959663">
                <text:p>93.959663</text:p>
              </table:table-cell>
              <table:table-cell office:value-type="float" office:value="30.29707">
                <text:p>30.2970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258.99472">
                <text:p>258.99472</text:p>
              </table:table-cell>
              <table:table-cell office:value-type="float" office:value="141.986786">
                <text:p>141.986786</text:p>
              </table:table-cell>
              <table:table-cell office:value-type="float" office:value="95.491684">
                <text:p>95.491684</text:p>
              </table:table-cell>
              <table:table-cell office:value-type="float" office:value="30.252527">
                <text:p>30.25252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200.153305">
                <text:p>200.153305</text:p>
              </table:table-cell>
              <table:table-cell office:value-type="float" office:value="128.28923">
                <text:p>128.28923</text:p>
              </table:table-cell>
              <table:table-cell office:value-type="float" office:value="93.526398">
                <text:p>93.526398</text:p>
              </table:table-cell>
              <table:table-cell office:value-type="float" office:value="30.390207">
                <text:p>30.39020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00.085388">
                <text:p>200.085388</text:p>
              </table:table-cell>
              <table:table-cell office:value-type="float" office:value="128.254028">
                <text:p>128.254028</text:p>
              </table:table-cell>
              <table:table-cell office:value-type="float" office:value="93.937111">
                <text:p>93.937111</text:p>
              </table:table-cell>
              <table:table-cell office:value-type="float" office:value="30.284393">
                <text:p>30.28439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200.141571">
                <text:p>200.141571</text:p>
              </table:table-cell>
              <table:table-cell office:value-type="float" office:value="126.387772">
                <text:p>126.387772</text:p>
              </table:table-cell>
              <table:table-cell office:value-type="float" office:value="92.848343">
                <text:p>92.848343</text:p>
              </table:table-cell>
              <table:table-cell office:value-type="float" office:value="30.377628">
                <text:p>30.37762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254.987183">
                <text:p>254.987183</text:p>
              </table:table-cell>
              <table:table-cell office:value-type="float" office:value="141.272751">
                <text:p>141.272751</text:p>
              </table:table-cell>
              <table:table-cell office:value-type="float" office:value="94.315918">
                <text:p>94.315918</text:p>
              </table:table-cell>
              <table:table-cell office:value-type="float" office:value="30.222446">
                <text:p>30.22244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200.111069">
                <text:p>200.111069</text:p>
              </table:table-cell>
              <table:table-cell office:value-type="float" office:value="127.868668">
                <text:p>127.868668</text:p>
              </table:table-cell>
              <table:table-cell office:value-type="float" office:value="92.587868">
                <text:p>92.587868</text:p>
              </table:table-cell>
              <table:table-cell office:value-type="float" office:value="30.826302">
                <text:p>30.82630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200.074524">
                <text:p>200.074524</text:p>
              </table:table-cell>
              <table:table-cell office:value-type="float" office:value="127.566963">
                <text:p>127.566963</text:p>
              </table:table-cell>
              <table:table-cell office:value-type="float" office:value="93.693893">
                <text:p>93.693893</text:p>
              </table:table-cell>
              <table:table-cell office:value-type="float" office:value="30.342815">
                <text:p>30.3428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200.055939">
                <text:p>200.055939</text:p>
              </table:table-cell>
              <table:table-cell office:value-type="float" office:value="127.405914">
                <text:p>127.405914</text:p>
              </table:table-cell>
              <table:table-cell office:value-type="float" office:value="93.534859">
                <text:p>93.534859</text:p>
              </table:table-cell>
              <table:table-cell office:value-type="float" office:value="30.334848">
                <text:p>30.33484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257.922974">
                <text:p>257.922974</text:p>
              </table:table-cell>
              <table:table-cell office:value-type="float" office:value="142.374374">
                <text:p>142.374374</text:p>
              </table:table-cell>
              <table:table-cell office:value-type="float" office:value="95.943581">
                <text:p>95.943581</text:p>
              </table:table-cell>
              <table:table-cell office:value-type="float" office:value="30.394781">
                <text:p>30.39478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203.436661">
                <text:p>203.436661</text:p>
              </table:table-cell>
              <table:table-cell office:value-type="float" office:value="128.520142">
                <text:p>128.520142</text:p>
              </table:table-cell>
              <table:table-cell office:value-type="float" office:value="92.693588">
                <text:p>92.693588</text:p>
              </table:table-cell>
              <table:table-cell office:value-type="float" office:value="30.389744">
                <text:p>30.38974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202.980515">
                <text:p>202.980515</text:p>
              </table:table-cell>
              <table:table-cell office:value-type="float" office:value="128.076218">
                <text:p>128.076218</text:p>
              </table:table-cell>
              <table:table-cell office:value-type="float" office:value="94.395248">
                <text:p>94.395248</text:p>
              </table:table-cell>
              <table:table-cell office:value-type="float" office:value="30.274799">
                <text:p>30.27479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200.025604">
                <text:p>200.025604</text:p>
              </table:table-cell>
              <table:table-cell office:value-type="float" office:value="128.056259">
                <text:p>128.056259</text:p>
              </table:table-cell>
              <table:table-cell office:value-type="float" office:value="93.153023">
                <text:p>93.153023</text:p>
              </table:table-cell>
              <table:table-cell office:value-type="float" office:value="30.331306">
                <text:p>30.33130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469.657104">
                <text:p>469.657104</text:p>
              </table:table-cell>
              <table:table-cell office:value-type="float" office:value="209.99765">
                <text:p>209.99765</text:p>
              </table:table-cell>
              <table:table-cell office:value-type="float" office:value="97.691399">
                <text:p>97.691399</text:p>
              </table:table-cell>
              <table:table-cell office:value-type="float" office:value="30.274593">
                <text:p>30.27459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199.929108">
                <text:p>199.929108</text:p>
              </table:table-cell>
              <table:table-cell office:value-type="float" office:value="126.36026">
                <text:p>126.36026</text:p>
              </table:table-cell>
              <table:table-cell office:value-type="float" office:value="91.47612">
                <text:p>91.47612</text:p>
              </table:table-cell>
              <table:table-cell office:value-type="float" office:value="30.444622">
                <text:p>30.44462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203.213699">
                <text:p>203.213699</text:p>
              </table:table-cell>
              <table:table-cell office:value-type="float" office:value="128.34642">
                <text:p>128.34642</text:p>
              </table:table-cell>
              <table:table-cell office:value-type="float" office:value="91.098892">
                <text:p>91.098892</text:p>
              </table:table-cell>
              <table:table-cell office:value-type="float" office:value="30.388773">
                <text:p>30.38877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202.267944">
                <text:p>202.267944</text:p>
              </table:table-cell>
              <table:table-cell office:value-type="float" office:value="126.304771">
                <text:p>126.304771</text:p>
              </table:table-cell>
              <table:table-cell office:value-type="float" office:value="92.534309">
                <text:p>92.534309</text:p>
              </table:table-cell>
              <table:table-cell office:value-type="float" office:value="30.37981">
                <text:p>30.3798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254.866974">
                <text:p>254.866974</text:p>
              </table:table-cell>
              <table:table-cell office:value-type="float" office:value="142.504211">
                <text:p>142.504211</text:p>
              </table:table-cell>
              <table:table-cell office:value-type="float" office:value="95.827209">
                <text:p>95.827209</text:p>
              </table:table-cell>
              <table:table-cell office:value-type="float" office:value="30.28141">
                <text:p>30.2814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203.337982">
                <text:p>203.337982</text:p>
              </table:table-cell>
              <table:table-cell office:value-type="float" office:value="126.954407">
                <text:p>126.954407</text:p>
              </table:table-cell>
              <table:table-cell office:value-type="float" office:value="93.274017">
                <text:p>93.274017</text:p>
              </table:table-cell>
              <table:table-cell office:value-type="float" office:value="30.295916">
                <text:p>30.29591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199.907425">
                <text:p>199.907425</text:p>
              </table:table-cell>
              <table:table-cell office:value-type="float" office:value="127.246704">
                <text:p>127.246704</text:p>
              </table:table-cell>
              <table:table-cell office:value-type="float" office:value="92.188934">
                <text:p>92.188934</text:p>
              </table:table-cell>
              <table:table-cell office:value-type="float" office:value="30.261131">
                <text:p>30.26113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202.229462">
                <text:p>202.229462</text:p>
              </table:table-cell>
              <table:table-cell office:value-type="float" office:value="126.350197">
                <text:p>126.350197</text:p>
              </table:table-cell>
              <table:table-cell office:value-type="float" office:value="93.099503">
                <text:p>93.099503</text:p>
              </table:table-cell>
              <table:table-cell office:value-type="float" office:value="30.277925">
                <text:p>30.2779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254.95018">
                <text:p>254.95018</text:p>
              </table:table-cell>
              <table:table-cell office:value-type="float" office:value="142.337845">
                <text:p>142.337845</text:p>
              </table:table-cell>
              <table:table-cell office:value-type="float" office:value="95.333275">
                <text:p>95.333275</text:p>
              </table:table-cell>
              <table:table-cell office:value-type="float" office:value="30.24539">
                <text:p>30.2453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199.895813">
                <text:p>199.895813</text:p>
              </table:table-cell>
              <table:table-cell office:value-type="float" office:value="126.332085">
                <text:p>126.332085</text:p>
              </table:table-cell>
              <table:table-cell office:value-type="float" office:value="94.439384">
                <text:p>94.439384</text:p>
              </table:table-cell>
              <table:table-cell office:value-type="float" office:value="30.348307">
                <text:p>30.34830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199.890884">
                <text:p>199.890884</text:p>
              </table:table-cell>
              <table:table-cell office:value-type="float" office:value="128.201233">
                <text:p>128.201233</text:p>
              </table:table-cell>
              <table:table-cell office:value-type="float" office:value="94.189301">
                <text:p>94.189301</text:p>
              </table:table-cell>
              <table:table-cell office:value-type="float" office:value="30.28603">
                <text:p>30.2860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199.887924">
                <text:p>199.887924</text:p>
              </table:table-cell>
              <table:table-cell office:value-type="float" office:value="128.046143">
                <text:p>128.046143</text:p>
              </table:table-cell>
              <table:table-cell office:value-type="float" office:value="94.415291">
                <text:p>94.415291</text:p>
              </table:table-cell>
              <table:table-cell office:value-type="float" office:value="30.328693">
                <text:p>30.32869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254.93544">
                <text:p>254.93544</text:p>
              </table:table-cell>
              <table:table-cell office:value-type="float" office:value="140.648743">
                <text:p>140.648743</text:p>
              </table:table-cell>
              <table:table-cell office:value-type="float" office:value="96.090385">
                <text:p>96.090385</text:p>
              </table:table-cell>
              <table:table-cell office:value-type="float" office:value="30.273752">
                <text:p>30.27375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199.916">
                <text:p>199.916</text:p>
              </table:table-cell>
              <table:table-cell office:value-type="float" office:value="127.981499">
                <text:p>127.981499</text:p>
              </table:table-cell>
              <table:table-cell office:value-type="float" office:value="95.910553">
                <text:p>95.910553</text:p>
              </table:table-cell>
              <table:table-cell office:value-type="float" office:value="30.22303">
                <text:p>30.2230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199.892624">
                <text:p>199.892624</text:p>
              </table:table-cell>
              <table:table-cell office:value-type="float" office:value="127.899033">
                <text:p>127.899033</text:p>
              </table:table-cell>
              <table:table-cell office:value-type="float" office:value="94.889626">
                <text:p>94.889626</text:p>
              </table:table-cell>
              <table:table-cell office:value-type="float" office:value="30.311954">
                <text:p>30.31195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199.952408">
                <text:p>199.952408</text:p>
              </table:table-cell>
              <table:table-cell office:value-type="float" office:value="126.993988">
                <text:p>126.993988</text:p>
              </table:table-cell>
              <table:table-cell office:value-type="float" office:value="94.294609">
                <text:p>94.294609</text:p>
              </table:table-cell>
              <table:table-cell office:value-type="float" office:value="30.363129">
                <text:p>30.36312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254.926712">
                <text:p>254.926712</text:p>
              </table:table-cell>
              <table:table-cell office:value-type="float" office:value="140.666779">
                <text:p>140.666779</text:p>
              </table:table-cell>
              <table:table-cell office:value-type="float" office:value="96.847191">
                <text:p>96.847191</text:p>
              </table:table-cell>
              <table:table-cell office:value-type="float" office:value="30.767582">
                <text:p>30.76758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203.148895">
                <text:p>203.148895</text:p>
              </table:table-cell>
              <table:table-cell office:value-type="float" office:value="126.35199">
                <text:p>126.35199</text:p>
              </table:table-cell>
              <table:table-cell office:value-type="float" office:value="94.276192">
                <text:p>94.276192</text:p>
              </table:table-cell>
              <table:table-cell office:value-type="float" office:value="30.702791">
                <text:p>30.70279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199.894669">
                <text:p>199.894669</text:p>
              </table:table-cell>
              <table:table-cell office:value-type="float" office:value="126.358025">
                <text:p>126.358025</text:p>
              </table:table-cell>
              <table:table-cell office:value-type="float" office:value="94.754921">
                <text:p>94.754921</text:p>
              </table:table-cell>
              <table:table-cell office:value-type="float" office:value="30.741632">
                <text:p>30.74163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199.881134">
                <text:p>199.881134</text:p>
              </table:table-cell>
              <table:table-cell office:value-type="float" office:value="126.322968">
                <text:p>126.322968</text:p>
              </table:table-cell>
              <table:table-cell office:value-type="float" office:value="94.686111">
                <text:p>94.686111</text:p>
              </table:table-cell>
              <table:table-cell office:value-type="float" office:value="30.758738">
                <text:p>30.75873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254.865616">
                <text:p>254.865616</text:p>
              </table:table-cell>
              <table:table-cell office:value-type="float" office:value="141.895126">
                <text:p>141.895126</text:p>
              </table:table-cell>
              <table:table-cell office:value-type="float" office:value="97.419678">
                <text:p>97.419678</text:p>
              </table:table-cell>
              <table:table-cell office:value-type="float" office:value="30.589479">
                <text:p>30.58947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202.842331">
                <text:p>202.842331</text:p>
              </table:table-cell>
              <table:table-cell office:value-type="float" office:value="127.602402">
                <text:p>127.602402</text:p>
              </table:table-cell>
              <table:table-cell office:value-type="float" office:value="95.546371">
                <text:p>95.546371</text:p>
              </table:table-cell>
              <table:table-cell office:value-type="float" office:value="30.72525">
                <text:p>30.7252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199.904709">
                <text:p>199.904709</text:p>
              </table:table-cell>
              <table:table-cell office:value-type="float" office:value="127.658714">
                <text:p>127.658714</text:p>
              </table:table-cell>
              <table:table-cell office:value-type="float" office:value="93.883942">
                <text:p>93.883942</text:p>
              </table:table-cell>
              <table:table-cell office:value-type="float" office:value="30.611197">
                <text:p>30.61119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203.397186">
                <text:p>203.397186</text:p>
              </table:table-cell>
              <table:table-cell office:value-type="float" office:value="127.563698">
                <text:p>127.563698</text:p>
              </table:table-cell>
              <table:table-cell office:value-type="float" office:value="94.611183">
                <text:p>94.611183</text:p>
              </table:table-cell>
              <table:table-cell office:value-type="float" office:value="30.637575">
                <text:p>30.63757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254.867615">
                <text:p>254.867615</text:p>
              </table:table-cell>
              <table:table-cell office:value-type="float" office:value="142.422424">
                <text:p>142.422424</text:p>
              </table:table-cell>
              <table:table-cell office:value-type="float" office:value="95.780388">
                <text:p>95.780388</text:p>
              </table:table-cell>
              <table:table-cell office:value-type="float" office:value="30.535271">
                <text:p>30.53527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199.836716">
                <text:p>199.836716</text:p>
              </table:table-cell>
              <table:table-cell office:value-type="float" office:value="127.638199">
                <text:p>127.638199</text:p>
              </table:table-cell>
              <table:table-cell office:value-type="float" office:value="93.527596">
                <text:p>93.527596</text:p>
              </table:table-cell>
              <table:table-cell office:value-type="float" office:value="30.637676">
                <text:p>30.63767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202.619278">
                <text:p>202.619278</text:p>
              </table:table-cell>
              <table:table-cell office:value-type="float" office:value="127.353516">
                <text:p>127.353516</text:p>
              </table:table-cell>
              <table:table-cell office:value-type="float" office:value="95.436386">
                <text:p>95.436386</text:p>
              </table:table-cell>
              <table:table-cell office:value-type="float" office:value="30.643538">
                <text:p>30.64353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199.900177">
                <text:p>199.900177</text:p>
              </table:table-cell>
              <table:table-cell office:value-type="float" office:value="127.64447">
                <text:p>127.64447</text:p>
              </table:table-cell>
              <table:table-cell office:value-type="float" office:value="93.982018">
                <text:p>93.982018</text:p>
              </table:table-cell>
              <table:table-cell office:value-type="float" office:value="30.638079">
                <text:p>30.63807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254.885864">
                <text:p>254.885864</text:p>
              </table:table-cell>
              <table:table-cell office:value-type="float" office:value="140.573807">
                <text:p>140.573807</text:p>
              </table:table-cell>
              <table:table-cell office:value-type="float" office:value="96.436203">
                <text:p>96.436203</text:p>
              </table:table-cell>
              <table:table-cell office:value-type="float" office:value="30.624468">
                <text:p>30.62446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199.926804">
                <text:p>199.926804</text:p>
              </table:table-cell>
              <table:table-cell office:value-type="float" office:value="127.950974">
                <text:p>127.950974</text:p>
              </table:table-cell>
              <table:table-cell office:value-type="float" office:value="94.797188">
                <text:p>94.797188</text:p>
              </table:table-cell>
              <table:table-cell office:value-type="float" office:value="30.670568">
                <text:p>30.67056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199.889816">
                <text:p>199.889816</text:p>
              </table:table-cell>
              <table:table-cell office:value-type="float" office:value="126.350327">
                <text:p>126.350327</text:p>
              </table:table-cell>
              <table:table-cell office:value-type="float" office:value="93.720154">
                <text:p>93.720154</text:p>
              </table:table-cell>
              <table:table-cell office:value-type="float" office:value="30.652178">
                <text:p>30.65217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199.916092">
                <text:p>199.916092</text:p>
              </table:table-cell>
              <table:table-cell office:value-type="float" office:value="128.521912">
                <text:p>128.521912</text:p>
              </table:table-cell>
              <table:table-cell office:value-type="float" office:value="94.066582">
                <text:p>94.066582</text:p>
              </table:table-cell>
              <table:table-cell office:value-type="float" office:value="30.624502">
                <text:p>30.62450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469.672333">
                <text:p>469.672333</text:p>
              </table:table-cell>
              <table:table-cell office:value-type="float" office:value="210.193542">
                <text:p>210.193542</text:p>
              </table:table-cell>
              <table:table-cell office:value-type="float" office:value="101.156616">
                <text:p>101.156616</text:p>
              </table:table-cell>
              <table:table-cell office:value-type="float" office:value="30.470362">
                <text:p>30.4703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